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4917in" fo:text-align="left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size="8pt" style:font-name-asian="Times New Roman1" style:font-size-asian="8pt" style:language-asian="cs" style:country-asian="CZ" style:font-name-complex="Calibri2" style:font-size-complex="12pt"/>
    </style:style>
    <style:style style:name="P7" style:family="paragraph" style:parent-style-name="Standard" style:list-style-name="WWNum1">
      <style:paragraph-properties fo:margin-top="0in" fo:margin-bottom="0in" style:contextual-spacing="false" fo:line-height="100%" style:vertical-align="baseline"/>
    </style:style>
    <style:style style:name="P8" style:family="paragraph" style:parent-style-name="Standard" style:list-style-name="WWNum1">
      <style:paragraph-properties fo:margin-top="0in" fo:margin-bottom="0in" style:contextual-spacing="false" fo:line-height="100%" style:vertical-align="baseline"/>
      <style:text-properties officeooo:paragraph-rsid="000c40e2"/>
    </style:style>
    <style:style style:name="P9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fo:font-size="3pt" style:font-name-asian="Times New Roman1" style:font-size-asian="3pt" style:language-asian="cs" style:country-asian="CZ" style:font-name-complex="Calibri2"/>
    </style:style>
    <style:style style:name="P10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style:font-name-asian="Times New Roman1" style:language-asian="cs" style:country-asian="CZ" style:font-name-complex="Calibri2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size="12pt" style:font-name-asian="Times New Roman1" style:font-size-asian="12pt" style:language-asian="cs" style:country-asian="CZ" style:font-name-complex="Calibri2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000000" loext:opacity="100%" fo:font-weight="bold" style:font-name-asian="Times New Roman1" style:language-asian="cs" style:country-asian="CZ" style:font-weight-asian="bold" style:font-name-complex="Calibri2" fo:background-color="#ffff00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paragraph-rsid="000c40e2"/>
    </style:style>
    <style:style style:name="P14" style:family="paragraph" style:parent-style-name="Standard" style:list-style-name="L1">
      <style:paragraph-properties fo:margin-top="0in" fo:margin-bottom="0in" style:contextual-spacing="false" fo:line-height="100%"/>
      <style:text-properties officeooo:paragraph-rsid="000c40e2"/>
    </style:style>
    <style:style style:name="P15" style:family="paragraph" style:parent-style-name="Standard" style:list-style-name="L2">
      <style:paragraph-properties fo:margin-top="0in" fo:margin-bottom="0in" style:contextual-spacing="false" fo:line-height="100%"/>
      <style:text-properties officeooo:paragraph-rsid="000c40e2"/>
    </style:style>
    <style:style style:name="P16" style:family="paragraph" style:parent-style-name="List_20_Paragraph" style:list-style-name="WWNum5">
      <style:paragraph-properties fo:margin-top="0in" fo:margin-bottom="0in" style:contextual-spacing="true" fo:line-height="100%"/>
    </style:style>
    <style:style style:name="P17" style:family="paragraph" style:parent-style-name="List_20_Paragraph">
      <style:paragraph-properties fo:margin-top="0in" fo:margin-bottom="0in" style:contextual-spacing="true" fo:line-height="100%"/>
      <style:text-properties fo:font-size="3pt" style:font-name-asian="Times New Roman1" style:font-size-asian="3pt" style:language-asian="cs" style:country-asian="CZ" style:font-name-complex="Calibri2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-asian="Times New Roman1" style:language-asian="cs" style:country-asian="CZ" style:font-name-complex="Calibri2"/>
    </style:style>
    <style:style style:name="P19" style:family="paragraph" style:parent-style-name="Standard">
      <style:paragraph-properties fo:margin-top="0in" fo:margin-bottom="0in" style:contextual-spacing="false" fo:line-height="100%" style:vertical-align="baseline"/>
      <style:text-properties fo:color="#000000" loext:opacity="100%" fo:font-weight="bold" style:font-name-asian="Times New Roman1" style:language-asian="cs" style:country-asian="CZ" style:font-weight-asian="bold" style:font-name-complex="Calibri2" fo:background-color="#ffff00"/>
    </style:style>
    <style:style style:name="P20" style:family="paragraph" style:parent-style-name="Standard">
      <style:paragraph-properties fo:margin-top="0in" fo:margin-bottom="0in" style:contextual-spacing="false" fo:line-height="100%" style:vertical-align="baseline"/>
      <style:text-properties fo:color="#000000" loext:opacity="100%" fo:font-weight="bold" officeooo:rsid="000d6ce2" officeooo:paragraph-rsid="000d6ce2" style:font-name-asian="Times New Roman1" style:language-asian="cs" style:country-asian="CZ" style:font-weight-asian="bold" style:font-name-complex="Calibri2" fo:background-color="#ffff00"/>
    </style:style>
    <style:style style:name="P21" style:family="paragraph" style:parent-style-name="Standard" style:list-style-name="L3">
      <style:paragraph-properties fo:margin-top="0in" fo:margin-bottom="0in" style:contextual-spacing="false" fo:line-height="100%" style:vertical-align="baseline"/>
      <style:text-properties fo:color="#000000" loext:opacity="100%" fo:font-weight="bold" officeooo:rsid="000d6ce2" officeooo:paragraph-rsid="000d6ce2" fo:background-color="transparent" style:font-name-asian="Times New Roman1" style:language-asian="cs" style:country-asian="CZ" style:font-weight-asian="bold" style:font-name-complex="Calibri2"/>
    </style:style>
    <style:style style:name="P22" style:family="paragraph" style:parent-style-name="Standard">
      <style:paragraph-properties fo:margin-top="0in" fo:margin-bottom="0in" style:contextual-spacing="false" fo:line-height="100%" style:vertical-align="baseline"/>
      <style:text-properties fo:color="#000000" loext:opacity="100%" fo:font-size="9pt" fo:font-weight="bold" style:font-name-asian="Times New Roman1" style:font-size-asian="9pt" style:language-asian="cs" style:country-asian="CZ" style:font-weight-asian="bold" style:font-name-complex="Calibri2" style:font-size-complex="9pt" fo:background-color="#ffff00"/>
    </style:style>
    <style:style style:name="P23" style:family="paragraph" style:parent-style-name="Heading_20_2">
      <style:text-properties style:font-name="Calibri" fo:font-weight="bold" officeooo:paragraph-rsid="000d6ce2" style:font-weight-asian="bold" style:font-weight-complex="bold"/>
    </style:style>
    <style:style style:name="P24" style:family="paragraph" style:parent-style-name="Heading_20_2">
      <style:text-properties officeooo:paragraph-rsid="000d6ce2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size="12pt" officeooo:paragraph-rsid="000e4f12" style:font-name-asian="Times New Roman1" style:font-size-asian="12pt" style:language-asian="cs" style:country-asian="CZ" style:font-name-complex="Calibri2" style:font-size-complex="12pt"/>
    </style:style>
    <style:style style:name="P26" style:family="paragraph" style:parent-style-name="Standard">
      <style:paragraph-properties fo:line-height="100%"/>
      <style:text-properties officeooo:paragraph-rsid="000e4f12"/>
    </style:style>
    <style:style style:name="P27" style:family="paragraph" style:parent-style-name="List_20_Paragraph" style:list-style-name="WWNum8">
      <style:paragraph-properties fo:margin-top="0in" fo:margin-bottom="0in" style:contextual-spacing="true" fo:line-height="100%"/>
      <style:text-properties officeooo:paragraph-rsid="000e4f12"/>
    </style:style>
    <style:style style:name="P28" style:family="paragraph" style:parent-style-name="List_20_Paragraph">
      <style:paragraph-properties fo:margin-top="0in" fo:margin-bottom="0in" style:contextual-spacing="true" fo:line-height="100%"/>
      <style:text-properties fo:font-size="3pt" officeooo:paragraph-rsid="000e4f12" style:font-name-asian="Times New Roman1" style:font-size-asian="3pt" style:language-asian="cs" style:country-asian="CZ" style:font-name-complex="Calibri2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0e4f12" style:font-name-asian="Times New Roman1" style:language-asian="cs" style:country-asian="CZ" style:font-name-complex="Calibri2" style:font-weight-complex="bold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officeooo:paragraph-rsid="000e4f12"/>
    </style:style>
    <style:style style:name="P31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fo:font-size="9pt" fo:font-weight="bold" officeooo:paragraph-rsid="000e4f12" style:font-name-asian="Times New Roman1" style:font-size-asian="9pt" style:language-asian="cs" style:country-asian="CZ" style:font-weight-asian="bold" style:font-name-complex="Calibri2" style:font-size-complex="9pt" style:font-weight-complex="bold"/>
    </style:style>
    <style:style style:name="P32" style:family="paragraph" style:parent-style-name="List_20_Paragraph" style:list-style-name="WWNum10">
      <style:paragraph-properties fo:margin-top="0in" fo:margin-bottom="0in" style:contextual-spacing="true" fo:line-height="100%" style:vertical-align="baseline"/>
      <style:text-properties officeooo:paragraph-rsid="000e4f12"/>
    </style:style>
    <style:style style:name="P33" style:family="paragraph" style:parent-style-name="List_20_Paragraph" style:list-style-name="WWNum9">
      <style:paragraph-properties fo:margin-top="0in" fo:margin-bottom="0in" style:contextual-spacing="true" fo:line-height="100%" style:vertical-align="baseline"/>
      <style:text-properties officeooo:paragraph-rsid="000e4f12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fo:font-size="12pt" officeooo:rsid="000e4f12" officeooo:paragraph-rsid="000e4f12" style:font-name-asian="Times New Roman1" style:font-size-asian="12pt" style:language-asian="cs" style:country-asian="CZ" style:font-name-complex="Calibri2" style:font-size-complex="12pt"/>
    </style:style>
    <style:style style:name="P35" style:family="paragraph" style:parent-style-name="List_20_Paragraph" style:list-style-name="WWNum12">
      <style:paragraph-properties fo:margin-top="0in" fo:margin-bottom="0in" style:contextual-spacing="true" fo:line-height="100%"/>
      <style:text-properties officeooo:paragraph-rsid="000e4f12"/>
    </style:style>
    <style:style style:name="P36" style:family="paragraph" style:parent-style-name="List_20_Paragraph" style:list-style-name="WWNum12">
      <style:text-properties fo:font-size="11pt" style:font-size-asian="11pt" style:font-size-complex="11pt"/>
    </style:style>
    <style:style style:name="P37" style:family="paragraph" style:parent-style-name="List_20_Paragraph">
      <style:paragraph-properties fo:margin-top="0in" fo:margin-bottom="0in" style:contextual-spacing="true" fo:line-height="100%" style:vertical-align="baseline"/>
      <style:text-properties fo:color="#000000" loext:opacity="100%" style:font-name="Calibri" fo:font-size="9pt" fo:font-weight="bold" style:font-name-asian="Times New Roman1" style:font-size-asian="9pt" style:language-asian="cs" style:country-asian="CZ" style:font-weight-asian="bold" style:font-name-complex="Calibri2" style:font-size-complex="9pt" style:font-weight-complex="bold"/>
    </style:style>
    <style:style style:name="P38" style:family="paragraph" style:parent-style-name="List_20_Paragraph" style:list-style-name="WWNum9">
      <style:paragraph-properties fo:margin-top="0in" fo:margin-bottom="0in" style:contextual-spacing="true" fo:line-height="100%"/>
    </style:style>
    <style:style style:name="P39" style:family="paragraph" style:parent-style-name="List_20_Paragraph">
      <style:paragraph-properties fo:margin-top="0in" fo:margin-bottom="0in" style:contextual-spacing="true" fo:line-height="100%"/>
      <style:text-properties fo:color="#000000" loext:opacity="100%" fo:font-size="3pt" style:font-name-asian="Times New Roman1" style:font-size-asian="3pt" style:language-asian="cs" style:country-asian="CZ" style:font-name-complex="Calibri2"/>
    </style:style>
    <style:style style:name="P40" style:family="paragraph" style:parent-style-name="List_20_Paragraph">
      <style:paragraph-properties fo:margin-left="1in" fo:margin-top="0in" fo:margin-bottom="0in" style:contextual-spacing="true" fo:line-height="100%"/>
      <style:text-properties fo:font-size="3pt" style:font-name-asian="Times New Roman1" style:font-size-asian="3pt" style:language-asian="cs" style:country-asian="CZ" style:font-name-complex="Calibri2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font-size="6pt" style:font-name-asian="Times New Roman1" style:font-size-asian="6pt" style:language-asian="cs" style:country-asian="CZ" style:font-name-complex="Calibri2" style:font-size-complex="12pt"/>
    </style:style>
    <style:style style:name="P42" style:family="paragraph" style:parent-style-name="List_20_Paragraph" style:list-style-name="WWNum11">
      <style:paragraph-properties fo:margin-top="0in" fo:margin-bottom="0in" style:contextual-spacing="true" fo:line-height="100%"/>
    </style:style>
    <style:style style:name="P43" style:family="paragraph" style:parent-style-name="List_20_Paragraph">
      <style:paragraph-properties fo:margin-top="0in" fo:margin-bottom="0in" style:contextual-spacing="true" fo:line-height="100%"/>
      <style:text-properties fo:color="#000000" loext:opacity="100%" fo:font-size="12pt" style:font-name-asian="Times New Roman1" style:font-size-asian="12pt" style:language-asian="cs" style:country-asian="CZ" style:font-name-complex="Calibri2" style:font-size-complex="12pt"/>
    </style:style>
    <style:style style:name="P44" style:family="paragraph" style:parent-style-name="List_20_Paragraph" style:list-style-name="WWNum11">
      <style:paragraph-properties fo:margin-top="0in" fo:margin-bottom="0in" style:contextual-spacing="true" fo:line-height="100%"/>
      <style:text-properties fo:color="#000000" loext:opacity="100%" fo:font-size="12pt" fo:font-weight="bold" officeooo:rsid="000e4f12" officeooo:paragraph-rsid="000e4f12" style:font-name-asian="Times New Roman1" style:font-size-asian="12pt" style:language-asian="cs" style:country-asian="CZ" style:font-weight-asian="bold" style:font-name-complex="Calibri2" style:font-size-complex="12pt" style:font-weight-complex="bold"/>
    </style:style>
    <style:style style:name="P45" style:family="paragraph" style:parent-style-name="Standard">
      <style:paragraph-properties fo:line-height="100%"/>
      <style:text-properties officeooo:paragraph-rsid="000f1fd1"/>
    </style:style>
    <style:style style:name="P46" style:family="paragraph" style:parent-style-name="Standard" style:list-style-name="L4">
      <style:paragraph-properties fo:line-height="100%"/>
      <style:text-properties officeooo:paragraph-rsid="000f1fd1"/>
    </style:style>
    <style:style style:name="P47" style:family="paragraph" style:parent-style-name="Standard" style:list-style-name="L5">
      <style:paragraph-properties fo:margin-top="0in" fo:margin-bottom="0in" style:contextual-spacing="false" fo:line-height="100%"/>
      <style:text-properties officeooo:paragraph-rsid="000f1fd1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officeooo:paragraph-rsid="000f1fd1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font-size="12pt" officeooo:paragraph-rsid="000f1fd1" style:font-name-asian="Times New Roman1" style:font-size-asian="12pt" style:language-asian="cs" style:country-asian="CZ" style:font-name-complex="Calibri2" style:font-size-complex="12pt"/>
    </style:style>
    <style:style style:name="P50" style:family="paragraph" style:parent-style-name="Heading_20_3">
      <style:text-properties officeooo:paragraph-rsid="000f1fd1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style:font-name="Calibri1" style:font-name-asian="Times New Roman1" style:language-asian="cs" style:country-asian="CZ" style:font-name-complex="Calibri2" style:font-size-complex="10pt" style:font-weight-complex="bold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Calibri1" fo:font-size="12pt" fo:font-weight="bold" style:font-name-asian="Times New Roman1" style:font-size-asian="12pt" style:language-asian="cs" style:country-asian="CZ" style:font-weight-asian="bold" style:font-name-complex="Calibri2" style:font-size-complex="12pt" style:font-weight-complex="bold" fo:background-color="#ffff00"/>
    </style:style>
    <style:style style:name="P53" style:family="paragraph" style:parent-style-name="List_20_Paragraph">
      <style:paragraph-properties fo:margin-left="0in" fo:text-indent="0in" style:auto-text-indent="false"/>
    </style:style>
    <style:style style:name="P54" style:family="paragraph" style:parent-style-name="List_20_Paragraph" style:list-style-name="L6">
      <style:text-properties officeooo:paragraph-rsid="0010d347"/>
    </style:style>
    <style:style style:name="P55" style:family="paragraph" style:parent-style-name="Heading_20_2">
      <style:text-properties style:font-name="Calibri" fo:font-size="12pt" style:font-name-asian="Times New Roman1" style:font-size-asian="12pt" style:language-asian="cs" style:country-asian="CZ" style:font-name-complex="Calibri2" style:font-size-complex="12pt"/>
    </style:style>
    <style:style style:name="T1" style:family="text">
      <style:text-properties style:font-name="Calibri" fo:font-weight="bold" style:font-weight-asian="bold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fo:font-weight="bold" style:font-weight-asian="bold" style:font-name-complex="Calibri2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style:font-name="Calibri" fo:font-weight="bold" style:language-asian="cs" style:country-asian="CZ" style:font-weight-asian="bold" style:font-name-complex="Calibri2"/>
    </style:style>
    <style:style style:name="T7" style:family="text">
      <style:text-properties fo:color="#000000" loext:opacity="100%" style:font-name="Calibri" fo:font-weight="bold" style:font-name-asian="Times New Roman1" style:language-asian="cs" style:country-asian="CZ" style:font-weight-asian="bold" style:font-name-complex="Calibri2"/>
    </style:style>
    <style:style style:name="T8" style:family="text">
      <style:text-properties style:language-asian="cs" style:country-asian="CZ"/>
    </style:style>
    <style:style style:name="T9" style:family="text">
      <style:text-properties fo:font-size="12pt" style:font-name-asian="Times New Roman1" style:font-size-asian="12pt" style:language-asian="cs" style:country-asian="CZ" style:font-name-complex="Calibri2" style:font-size-complex="12pt"/>
    </style:style>
    <style:style style:name="T10" style:family="text">
      <style:text-properties fo:color="#000000" loext:opacity="100%" style:font-name-asian="Times New Roman1" style:language-asian="cs" style:country-asian="CZ" style:font-name-complex="Calibri2" style:font-weight-complex="bold"/>
    </style:style>
    <style:style style:name="T11" style:family="text">
      <style:text-properties fo:color="#000000" loext:opacity="100%" style:font-name-asian="Times New Roman1" style:language-asian="cs" style:country-asian="CZ" style:font-name-complex="Calibri2"/>
    </style:style>
    <style:style style:name="T12" style:family="text">
      <style:text-properties fo:color="#000000" loext:opacity="100%" fo:font-weight="bold" style:font-name-asian="Times New Roman1" style:language-asian="cs" style:country-asian="CZ" style:font-weight-asian="bold" style:font-name-complex="Calibri2" fo:background-color="#ffff00"/>
    </style:style>
    <style:style style:name="T13" style:family="text">
      <style:text-properties fo:font-size="8pt" style:font-name-asian="Times New Roman1" style:font-size-asian="8pt" style:language-asian="cs" style:country-asian="CZ" style:font-name-complex="Calibri2" style:font-size-complex="12pt"/>
    </style:style>
    <style:style style:name="T14" style:family="text">
      <style:text-properties fo:color="#000000" loext:opacity="100%" fo:font-weight="bold" style:font-name-asian="Times New Roman1" style:language-asian="cs" style:country-asian="CZ" style:font-weight-asian="bold" style:font-name-complex="Calibri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loext:opacity="100%" fo:font-weight="bold" officeooo:rsid="000c40e2" style:font-name-asian="Times New Roman1" style:language-asian="cs" style:country-asian="CZ" style:font-weight-asian="bold" style:font-name-complex="Calibri2"/>
    </style:style>
    <style:style style:name="T17" style:family="text">
      <style:text-properties fo:color="#000000" loext:opacity="100%" fo:font-size="3pt" style:font-name-asian="Times New Roman1" style:font-size-asian="3pt" style:language-asian="cs" style:country-asian="CZ" style:font-name-complex="Calibri2"/>
    </style:style>
    <style:style style:name="T18" style:family="text">
      <style:text-properties fo:color="#000000" loext:opacity="100%" fo:font-weight="bold" officeooo:rsid="000c40e2" style:font-name-asian="Times New Roman1" style:language-asian="cs" style:country-asian="CZ" style:font-weight-asian="bold" style:font-name-complex="Calibri2" style:font-weight-complex="bold"/>
    </style:style>
    <style:style style:name="T19" style:family="text">
      <style:text-properties fo:color="#000000" loext:opacity="100%" officeooo:rsid="000c40e2" style:font-name-asian="Times New Roman1" style:language-asian="cs" style:country-asian="CZ" style:font-name-complex="Calibri2"/>
    </style:style>
    <style:style style:name="T20" style:family="text">
      <style:text-properties officeooo:rsid="000c40e2"/>
    </style:style>
    <style:style style:name="T21" style:family="text">
      <style:text-properties fo:font-weight="bold" officeooo:rsid="000c40e2" style:font-weight-asian="bold" style:font-weight-complex="bold"/>
    </style:style>
    <style:style style:name="T22" style:family="text">
      <style:text-properties fo:color="#000000" loext:opacity="100%" fo:font-weight="bold" style:font-name-asian="Times New Roman1" style:language-asian="cs" style:country-asian="CZ" style:font-weight-asian="bold" style:font-name-complex="Calibri2" style:font-weight-complex="bold" fo:background-color="#ffff00"/>
    </style:style>
    <style:style style:name="T23" style:family="text">
      <style:text-properties fo:color="#000000" loext:opacity="100%" style:font-name-asian="Times New Roman1" style:language-asian="cs" style:country-asian="CZ" style:font-name-complex="Calibri2" fo:background-color="#ffff00"/>
    </style:style>
    <style:style style:name="T24" style:family="text">
      <style:text-properties fo:color="#000000" loext:opacity="100%" fo:font-weight="bold" style:font-name-asian="Times New Roman1" style:language-asian="cs" style:country-asian="CZ" style:font-weight-asian="bold" style:font-name-complex="Calibri2" style:font-weight-complex="bold"/>
    </style:style>
    <style:style style:name="T25" style:family="text">
      <style:text-properties fo:font-size="12pt" fo:font-weight="normal" officeooo:rsid="000c40e2" style:font-name-asian="Times New Roman1" style:font-size-asian="12pt" style:language-asian="cs" style:country-asian="CZ" style:font-weight-asian="normal" style:font-name-complex="Calibri2" style:font-size-complex="12pt" style:font-weight-complex="normal"/>
    </style:style>
    <style:style style:name="T26" style:family="text">
      <style:text-properties fo:font-size="12pt" fo:font-weight="bold" officeooo:rsid="000c40e2" fo:background-color="#ffff00" loext:char-shading-value="0" style:font-name-asian="Times New Roman1" style:font-size-asian="12pt" style:language-asian="cs" style:country-asian="CZ" style:font-weight-asian="bold" style:font-name-complex="Calibri2" style:font-size-complex="12pt" style:font-weight-complex="bold"/>
    </style:style>
    <style:style style:name="T27" style:family="text">
      <style:text-properties fo:font-weight="bold" fo:background-color="#ffff00" loext:char-shading-value="0" style:font-weight-asian="bold" style:font-weight-complex="bold"/>
    </style:style>
    <style:style style:name="T28" style:family="text">
      <style:text-properties fo:font-weight="normal" officeooo:rsid="000c40e2" style:font-weight-asian="normal" style:font-weight-complex="normal"/>
    </style:style>
    <style:style style:name="T29" style:family="text">
      <style:text-properties fo:font-weight="bold" officeooo:rsid="000c40e2" fo:background-color="#ffff00" loext:char-shading-value="0" style:font-weight-asian="bold" style:font-weight-complex="bold"/>
    </style:style>
    <style:style style:name="T30" style:family="text">
      <style:text-properties fo:font-weight="bold" fo:background-color="#ffff00" loext:char-shading-value="0"/>
    </style:style>
    <style:style style:name="T31" style:family="text">
      <style:text-properties fo:font-weight="normal" fo:background-color="transparent" loext:char-shading-value="0" style:font-weight-asian="normal" style:font-weight-complex="normal"/>
    </style:style>
    <style:style style:name="T32" style:family="text">
      <style:text-properties fo:font-size="3pt" style:font-name-asian="Times New Roman1" style:font-size-asian="3pt" style:language-asian="cs" style:country-asian="CZ" style:font-name-complex="Calibri2" style:font-size-complex="12pt"/>
    </style:style>
    <style:style style:name="T33" style:family="text">
      <style:text-properties style:font-name="Calibri" fo:font-weight="bold" style:font-weight-asian="bold" style:font-weight-complex="bold"/>
    </style:style>
    <style:style style:name="T34" style:family="text">
      <style:text-properties style:font-name="Calibri" fo:font-weight="bold" officeooo:rsid="000d6ce2" style:font-weight-asian="bold" style:font-weight-complex="bold"/>
    </style:style>
    <style:style style:name="T35" style:family="text">
      <style:text-properties style:font-name="Calibri1" style:font-name-asian="Times New Roman1" style:language-asian="cs" style:country-asian="CZ" style:font-name-complex="Calibri2"/>
    </style:style>
    <style:style style:name="T36" style:family="text">
      <style:text-properties fo:color="#000000" loext:opacity="100%" fo:font-size="9pt" fo:font-weight="bold" style:font-name-asian="Times New Roman1" style:font-size-asian="9pt" style:language-asian="cs" style:country-asian="CZ" style:font-weight-asian="bold" style:font-name-complex="Calibri2" style:font-size-complex="9pt" style:font-weight-complex="bold"/>
    </style:style>
    <style:style style:name="T37" style:family="text">
      <style:text-properties fo:color="#000000" loext:opacity="100%" style:font-name="Calibri" fo:font-size="9pt" fo:font-weight="bold" style:font-name-asian="Times New Roman1" style:font-size-asian="9pt" style:language-asian="cs" style:country-asian="CZ" style:font-weight-asian="bold" style:font-name-complex="Calibri2" style:font-size-complex="9pt" style:font-weight-complex="bold"/>
    </style:style>
    <style:style style:name="T38" style:family="text">
      <style:text-properties style:font-name="Calibri" fo:font-weight="bold" style:language-asian="cs" style:country-asian="CZ" style:font-weight-asian="bold" style:font-name-complex="Calibri2" style:font-weight-complex="bold"/>
    </style:style>
    <style:style style:name="T39" style:family="text">
      <style:text-properties style:font-name="Calibri" fo:font-weight="bold" officeooo:rsid="000d6ce2" style:language-asian="cs" style:country-asian="CZ" style:font-weight-asian="bold" style:font-name-complex="Calibri2" style:font-weight-complex="bold"/>
    </style:style>
    <style:style style:name="T40" style:family="text">
      <style:text-properties fo:font-size="12pt" style:font-name-asian="Times New Roman1" style:font-size-asian="12pt" style:language-asian="cs" style:country-asian="CZ"/>
    </style:style>
    <style:style style:name="T41" style:family="text">
      <style:text-properties style:font-name="Calibri" style:language-asian="cs" style:country-asian="CZ" style:font-name-complex="Calibri2"/>
    </style:style>
    <style:style style:name="T42" style:family="text">
      <style:text-properties style:font-name="Calibri" fo:font-size="12pt" style:font-name-asian="Times New Roman1" style:font-size-asian="12pt" style:language-asian="cs" style:country-asian="CZ" style:font-name-complex="Calibri2"/>
    </style:style>
    <style:style style:name="T43" style:family="text">
      <style:text-properties fo:color="#000000" loext:opacity="100%" fo:font-size="12pt" style:font-name-asian="Times New Roman1" style:font-size-asian="12pt" style:language-asian="cs" style:country-asian="CZ" style:font-name-complex="Calibri2" style:font-size-complex="12pt"/>
    </style:style>
    <style:style style:name="T44" style:family="text">
      <style:text-properties fo:color="#000000" loext:opacity="100%" fo:font-size="9pt" style:font-name-asian="Times New Roman1" style:font-size-asian="9pt" style:language-asian="cs" style:country-asian="CZ" style:font-name-complex="Calibri2" style:font-size-complex="9pt"/>
    </style:style>
    <style:style style:name="T45" style:family="text">
      <style:text-properties fo:color="#000000" loext:opacity="100%" fo:font-size="9pt" style:font-name-asian="Times New Roman1" style:font-size-asian="9pt" style:language-asian="cs" style:country-asian="CZ" style:font-name-complex="Calibri2" style:font-size-complex="9pt" fo:background-color="#ffff00"/>
    </style:style>
    <style:style style:name="T46" style:family="text">
      <style:text-properties fo:font-size="6pt" style:font-name-asian="Times New Roman1" style:font-size-asian="6pt" style:language-asian="cs" style:country-asian="CZ" style:font-name-complex="Calibri2" style:font-size-complex="12pt"/>
    </style:style>
    <style:style style:name="T47" style:family="text">
      <style:text-properties fo:color="#000000" loext:opacity="100%" fo:font-size="12pt" fo:font-weight="bold" style:font-name-asian="Times New Roman1" style:font-size-asian="12pt" style:language-asian="cs" style:country-asian="CZ" style:font-weight-asian="bold" style:font-name-complex="Calibri2" style:font-size-complex="12pt" style:font-weight-complex="bold"/>
    </style:style>
    <style:style style:name="T48" style:family="text">
      <style:text-properties fo:background-color="#ffff00" loext:char-shading-value="0"/>
    </style:style>
    <style:style style:name="T49" style:family="text">
      <style:text-properties style:font-name="Calibri" fo:font-weight="bold" officeooo:rsid="000e4f12" style:language-asian="cs" style:country-asian="CZ" style:font-weight-asian="bold" style:font-name-complex="Calibri2" style:font-weight-complex="bold"/>
    </style:style>
    <style:style style:name="T50" style:family="text">
      <style:text-properties style:font-name="Calibri1" fo:font-size="12pt" fo:font-weight="bold" officeooo:rsid="000e4f12" fo:background-color="transparent" loext:char-shading-value="0" style:font-name-asian="Times New Roman1" style:font-size-asian="12pt" style:language-asian="cs" style:country-asian="CZ" style:font-weight-asian="bold" style:font-name-complex="Calibri2" style:font-size-complex="10pt" style:font-weight-complex="bold"/>
    </style:style>
    <style:style style:name="T51" style:family="text">
      <style:text-properties style:font-name="Calibri1" fo:font-size="12pt" fo:font-weight="normal" officeooo:rsid="000f1fd1" fo:background-color="transparent" loext:char-shading-value="0" style:font-name-asian="Times New Roman1" style:font-size-asian="12pt" style:language-asian="cs" style:country-asian="CZ" style:font-weight-asian="normal" style:font-name-complex="Calibri2" style:font-size-complex="10pt" style:font-weight-complex="normal"/>
    </style:style>
    <style:style style:name="T52" style:family="text">
      <style:text-properties style:font-name="Calibri1" fo:font-size="12pt" fo:font-weight="bold" officeooo:rsid="000f1fd1" fo:background-color="#ffff00" loext:char-shading-value="0" style:font-name-asian="Times New Roman1" style:font-size-asian="12pt" style:language-asian="cs" style:country-asian="CZ" style:font-weight-asian="bold" style:font-name-complex="Calibri2" style:font-size-complex="10pt" style:font-weight-complex="bold"/>
    </style:style>
    <style:style style:name="T53" style:family="text">
      <style:text-properties style:font-name="Calibri1" fo:font-size="12pt" fo:font-weight="bold" officeooo:rsid="000f1fd1" fo:background-color="transparent" loext:char-shading-value="0" style:font-name-asian="Times New Roman1" style:font-size-asian="12pt" style:language-asian="cs" style:country-asian="CZ" style:font-weight-asian="bold" style:font-name-complex="Calibri2" style:font-size-complex="10pt" style:font-weight-complex="bold"/>
    </style:style>
    <style:style style:name="T54" style:family="text">
      <style:text-properties fo:color="#000000" loext:opacity="100%" fo:font-size="11pt" style:font-name-asian="Times New Roman1" style:font-size-asian="11pt" style:language-asian="cs" style:country-asian="CZ" style:font-name-complex="Calibri2" style:font-size-complex="11pt"/>
    </style:style>
    <style:style style:name="T55" style:family="text">
      <style:text-properties style:font-name="Calibri" fo:font-size="11pt" fo:font-weight="bold" style:font-size-asian="11pt" style:language-asian="cs" style:country-asian="CZ" style:font-weight-asian="bold" style:font-name-complex="Calibri2" style:font-size-complex="11pt" style:font-weight-complex="bold"/>
    </style:style>
    <style:style style:name="T56" style:family="text">
      <style:text-properties style:font-name="Calibri" fo:font-size="11pt" fo:font-weight="normal" officeooo:rsid="000f1fd1" style:font-size-asian="11pt" style:language-asian="cs" style:country-asian="CZ" style:font-weight-asian="normal" style:font-name-complex="Calibri2" style:font-size-complex="11pt" style:font-weight-complex="normal"/>
    </style:style>
    <style:style style:name="T57" style:family="text">
      <style:text-properties style:font-name="Calibri" fo:font-size="11pt" fo:font-weight="bold" officeooo:rsid="000f1fd1" fo:background-color="#ffff00" loext:char-shading-value="0" style:font-size-asian="11pt" style:language-asian="cs" style:country-asian="CZ" style:font-weight-asian="bold" style:font-name-complex="Calibri2" style:font-size-complex="11pt" style:font-weight-complex="bold"/>
    </style:style>
    <style:style style:name="T58" style:family="text">
      <style:text-properties style:font-name="Calibri" fo:font-size="11pt" fo:font-weight="bold" officeooo:rsid="000f1fd1" style:font-size-asian="11pt" style:language-asian="cs" style:country-asian="CZ" style:font-weight-asian="bold" style:font-name-complex="Calibri2" style:font-size-complex="11pt" style:font-weight-complex="bold"/>
    </style:style>
    <style:style style:name="T59" style:family="text">
      <style:text-properties style:font-name="Calibri1" style:font-name-asian="Times New Roman1" style:language-asian="cs" style:country-asian="CZ" style:font-name-complex="Calibri2" style:font-size-complex="10pt" style:font-weight-complex="bold"/>
    </style:style>
    <style:style style:name="T60" style:family="text">
      <style:text-properties style:font-name="Calibri1" fo:font-weight="bold" style:font-name-asian="Times New Roman1" style:language-asian="cs" style:country-asian="CZ" style:font-weight-asian="bold" style:font-name-complex="Calibri2" style:font-size-complex="10pt" style:font-weight-complex="bold"/>
    </style:style>
    <style:style style:name="T61" style:family="text">
      <style:text-properties style:font-name="Calibri1" fo:font-weight="bold" style:font-name-asian="Times New Roman1" style:language-asian="cs" style:country-asian="CZ" style:font-weight-asian="bold" style:font-name-complex="Calibri2" style:font-size-complex="10pt" style:font-weight-complex="bold" fo:background-color="#ffff00"/>
    </style:style>
    <style:style style:name="T62" style:family="text">
      <style:text-properties fo:font-weight="normal" officeooo:rsid="0010d347" style:font-weight-asian="normal" style:font-weight-complex="normal"/>
    </style:style>
    <style:style style:name="T63" style:family="text">
      <style:text-properties style:font-name="Calibri" fo:font-size="12pt" style:font-name-asian="Times New Roman1" style:font-size-asian="12pt" style:language-asian="cs" style:country-asian="CZ" style:font-name-complex="Calibri2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8. počítačové zpracování zvuku 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5">*</text:span><text:span text:style-name="T4"> důležité informace v nepovinné sekci dokumentu</text:span></text:p>
      <text:p text:style-name="Standard"/>
      <text:p text:style-name="Standard"/>
      <text:h text:style-name="Heading_20_2" text:outline-level="2" loext:marker-style-name="T6"><text:bookmark text:name="page1"/><text:span text:style-name="T7">8.1. </text:span><text:span text:style-name="Nadpis_20_2_20_Char"><text:span text:style-name="T6">Zvuk a jeho vlastnosti, digitalizace audio signálu, komprese zvuku</text:span></text:span></text:h>
      <text:h text:style-name="Heading_20_3" text:outline-level="3" loext:marker-style-name="T8"><text:span text:style-name="T8">vysvětlení</text:span><text:span text:style-name="T8"/></text:h>
      <text:p text:style-name="P4" loext:marker-style-name="T9"><text:span text:style-name="T10">Zvuk</text:span><text:span text:style-name="T11"> je </text:span><text:span text:style-name="T12">mechanické vlnění v látkovém prostředí</text:span></text:p>
      <text:p text:style-name="P5" loext:marker-style-name="T11"><text:span text:style-name="T10">Vlastnosti zvuku</text:span><text:span text:style-name="T11">:</text:span></text:p>
      <text:p text:style-name="P6" loext:marker-style-name="T13"/>
      <text:list text:style-name="WWNum1">
        <text:list-item>
          <text:p text:style-name="P7" loext:marker-style-name="T14"><text:bookmark text:name="yui_3_18_1_1_1776869994627_20"/><text:span text:style-name="Strong_20_Emphasis"><text:span text:style-name="T11">Tón - </text:span></text:span><text:span text:style-name="Strong_20_Emphasis"><text:span text:style-name="T15">zvuk s jednoznačnou frekvencí, hudební zvuk</text:span></text:span></text:p>
        </text:list-item>
        <text:list-item>
          <text:p text:style-name="P8" loext:marker-style-name="T14"><text:span text:style-name="T16">Hluk - </text:span>nepříjemný zvuk, nepravidelné kmitání</text:p>
        </text:list-item>
      </text:list>
      <text:p text:style-name="P9" loext:marker-style-name="T17"/>
      <text:list text:continue-numbering="true" text:style-name="WWNum1">
        <text:list-item>
          <text:p text:style-name="P7" loext:marker-style-name="T11"><text:span text:style-name="T14">frekvence v Hz - </text:span><text:span text:style-name="T11">počet kmitů za sekundu</text:span></text:p>
        </text:list-item>
        <text:list-item>
          <text:p text:style-name="P8" loext:marker-style-name="T11"><text:span text:style-name="T18">amplituda v dB</text:span><text:span text:style-name="T19"> - </text:span>určuje hlasitost zvuku, závisí na tlaku vlnění <text:span text:style-name="T20">(pro lidi 10-120dB)</text:span></text:p>
        </text:list-item>
        <text:list-item>
          <text:p text:style-name="P8"><text:span text:style-name="T21">barva zvuku - </text:span>závisí na složení harmonických složek zvuku, ovlivňuje subjektivní vnímání zvuku</text:p>
        </text:list-item>
      </text:list>
      <text:p text:style-name="P10" loext:marker-style-name="T11"/>
      <text:p text:style-name="P5" loext:marker-style-name="T11"><text:span text:style-name="T11">Rozsah lidského slyšení: </text:span><text:span text:style-name="T12">20Hz - 20kHz</text:span><text:span text:style-name="T11">,</text:span><text:span text:style-name="T9"> </text:span><text:span text:style-name="T11">pod tímto rozsahem je </text:span><text:span text:style-name="T22">Infrazvuk</text:span><text:span text:style-name="T23"> </text:span><text:span text:style-name="T11">a nad ním je </text:span><text:span text:style-name="T22">Ultrazvuk</text:span><text:span text:style-name="T9"> (</text:span><text:span text:style-name="T12">440Hz je komorní „á“</text:span><text:span text:style-name="T11">)</text:span></text:p>
      <text:p text:style-name="P11" loext:marker-style-name="T9"/>
      <text:p text:style-name="P5" loext:marker-style-name="T9"><text:span text:style-name="T24">Akustika</text:span><text:span text:style-name="T11"> je </text:span><text:span text:style-name="T12">věda zabývající se zvukem</text:span></text:p>
      <text:p text:style-name="P12" loext:marker-style-name="T9"/>
      <text:p text:style-name="P13"><text:span text:style-name="T25">mezi </text:span><text:span text:style-name="T26">z</text:span><text:span text:style-name="Strong_20_Emphasis"><text:span text:style-name="T27">ásady pořízení zvukového záznamu </text:span></text:span><text:span text:style-name="Strong_20_Emphasis"><text:span text:style-name="T28">pat</text:span></text:span><text:span text:style-name="Strong_20_Emphasis"><text:span text:style-name="T15">ří </text:span></text:span><text:span text:style-name="Strong_20_Emphasis"><text:span text:style-name="T28">správný výběr mikrofonu, jeho parametry, umístění a nastavení. --&gt;</text:span></text:span></text:p>
      <text:p text:style-name="P13"><text:span text:style-name="Strong_20_Emphasis"><text:span text:style-name="T29">Kondenzátorový mikrofon:</text:span></text:span></text:p>
      <text:list text:style-name="L1">
        <text:list-item>
          <text:p text:style-name="P14"><text:span text:style-name="Strong_20_Emphasis"><text:span text:style-name="T15">Patří k nejkvalitnějším snímačům zvuku, používá se především v nahrávacích studiích.</text:span></text:span></text:p>
        </text:list-item>
        <text:list-item>
          <text:p text:style-name="P14"><text:span text:style-name="Strong_20_Emphasis"><text:span text:style-name="T15">Funguje na základě měnící se kapacity kondenzátoru, což způsobuje změny elektrického napětí.</text:span></text:span></text:p>
        </text:list-item>
      </text:list>
      <text:p text:style-name="P13"><text:span text:style-name="Strong_20_Emphasis"><text:span text:style-name="T30">Dynamický (elektrodynamický) mikrofon:</text:span></text:span></text:p>
      <text:list text:style-name="L2">
        <text:list-item>
          <text:p text:style-name="P15"><text:span text:style-name="Strong_20_Emphasis"><text:span text:style-name="T31">Membrána pohybuje cívkou v magnetickém poli a tím vytváří elektrický proud.</text:span></text:span></text:p>
        </text:list-item>
        <text:list-item>
          <text:p text:style-name="P15"><text:span text:style-name="Strong_20_Emphasis"><text:span text:style-name="T31">Je méně citlivý, ale za to velmi odolný proti mechanickému poškození a nepotřebuje napájení.</text:span></text:span></text:p>
        </text:list-item>
        <text:list-item>
          <text:p text:style-name="P15"><text:span text:style-name="Strong_20_Emphasis"><text:span text:style-name="T31">Ideální pro hlasité zdroje zvuku, jako je živý zpěv na koncertech nebo ozvučení veřejných shromáždění.</text:span></text:span></text:p>
        </text:list-item>
      </text:list>
      <text:p text:style-name="P13"><text:span text:style-name="Strong_20_Emphasis"><text:span text:style-name="T28"/></text:span></text:p>
      <text:list text:style-name="WWNum5">
        <text:list-item>
          <text:p text:style-name="P16" loext:marker-style-name="T9"><text:span text:style-name="T24">Analogový sig</text:span><text:span text:style-name="T14">nál</text:span><text:span text:style-name="T11"> - je </text:span><text:span text:style-name="T12">spojtá křivka</text:span><text:span text:style-name="T11"> zaznamenaných stavů fyzikálních jevů. </text:span><text:span text:style-name="T12">Napodobuje původní signál</text:span><text:span text:style-name="T11">, přenosem či kopírováním se zkresluje. </text:span></text:p>
        </text:list-item>
      </text:list>
      <text:p text:style-name="P17" loext:marker-style-name="T32"/>
      <text:list text:continue-numbering="true" text:style-name="WWNum5">
        <text:list-item>
          <text:p text:style-name="P16" loext:marker-style-name="T9"><text:span text:style-name="T24">Digitální sig</text:span><text:span text:style-name="T14">nál</text:span><text:span text:style-name="T11"> - je </text:span><text:span text:style-name="T12">nespojitý sig.</text:span><text:span text:style-name="T11">, kt, </text:span><text:span text:style-name="T12">lze mnohonásobně kopírovat bez ztráty kvality</text:span><text:span text:style-name="T11">. </text:span></text:p>
        </text:list-item>
        <text:list-item>
          <text:p text:style-name="P16" loext:marker-style-name="T9"><text:span text:style-name="T24">Digitalizace</text:span><text:span text:style-name="T11"> - </text:span><text:span text:style-name="T12">vyjádření v číslech</text:span><text:span text:style-name="T11">, používá se </text:span><text:span text:style-name="T22">A/D převodník</text:span><text:span text:style-name="T11">. Původní analogová křivka je rozporcována na menší úseky (</text:span><text:span text:style-name="T22">vzorkování</text:span><text:span text:style-name="T11">) a pro každý z těchto úseků je zaznamenána číselná hodnota (</text:span><text:span text:style-name="T22">kvantování</text:span><text:span text:style-name="T11">)</text:span></text:p>
        </text:list-item>
      </text:list>
      <text:p text:style-name="P18" loext:marker-style-name="T11"/>
      <text:p text:style-name="P5" loext:marker-style-name="T9"><text:span text:style-name="T11">Digitalizaci zvuku provádí </text:span><text:span text:style-name="T22">zvuková karta</text:span></text:p>
      <text:p text:style-name="P19" loext:marker-style-name="T11"/>
      <text:p text:style-name="P20" loext:marker-style-name="T11">parametry digitálního audia:</text:p>
      <text:list text:style-name="L3">
        <text:list-item>
          <text:p text:style-name="P21">vzorková frekvence – počet vzorků za sekundu</text:p>
        </text:list-item>
        <text:list-item>
          <text:p text:style-name="P21">bitová hloubka – počet bitů k vyjádření jednoho vzorku</text:p>
        </text:list-item>
        <text:list-item>
          <text:p text:style-name="P21">bitrate – množství dat přenesených za sekundu</text:p>
        </text:list-item>
        <text:list-item>
          <text:p text:style-name="P21"><text:soft-page-break/>počet kanálů – počet zvukových stop</text:p>
        </text:list-item>
        <text:list-item>
          <text:p text:style-name="P21">joint stereo – podrobnosti zvuku v levém a pravém kanálu</text:p>
        </text:list-item>
      </text:list>
      <text:p text:style-name="P22"/>
      <text:p text:style-name="P22"/>
      <text:h text:style-name="P23" text:outline-level="2"/>
      <text:h text:style-name="P24" text:outline-level="2"><text:bookmark text:name="page1 Copy 1"/><text:span text:style-name="T33">8.</text:span><text:span text:style-name="T34">2. Komprese zvuku, psychoakustický model a maskování, audio kodeky a formáty</text:span></text:h>
      <text:p text:style-name="P25" loext:marker-style-name="T9"/>
      <text:p text:style-name="P26" loext:marker-style-name="T9"><text:span text:style-name="T24">Komprese</text:span><text:span text:style-name="T11"> je </text:span><text:span text:style-name="T12">postup ukládání dat</text:span><text:span text:style-name="T11">, jehož cílem je </text:span><text:span text:style-name="T12">zmenšit velikost dat</text:span><text:span text:style-name="T11">. Používá se </text:span><text:span text:style-name="T12">při archivaci nebo pří přenosu přes síť</text:span><text:span text:style-name="T11">. Kódování podle kompresního algoritmu odstraní redundantní informace.</text:span></text:p>
      <text:list text:style-name="WWNum8">
        <text:list-item>
          <text:p text:style-name="P27" loext:marker-style-name="T9"><text:span text:style-name="T24">Psychoakustický model</text:span><text:span text:style-name="T11"> - využívá toho, že </text:span><text:span text:style-name="T12">lidské ucho není dokonalé</text:span><text:span text:style-name="T11">, a když znějí dva zvuky současně, nedokážeme je dobře rozeznat, slyšíme jen ten hlasitější </text:span></text:p>
        </text:list-item>
      </text:list>
      <text:p text:style-name="P28" loext:marker-style-name="T32"/>
      <text:list text:continue-numbering="true" text:style-name="WWNum8">
        <text:list-item>
          <text:p text:style-name="P27" loext:marker-style-name="T9"><text:span text:style-name="T35">využití</text:span><text:span text:style-name="T11"> </text:span><text:span text:style-name="T12">ztrátové kompresní algoritmy</text:span><text:span text:style-name="T11">, </text:span><text:span text:style-name="T12">maskování signálu</text:span></text:p>
        </text:list-item>
      </text:list>
      <text:p text:style-name="P29" loext:marker-style-name="T10"/>
      <text:p text:style-name="P30" loext:marker-style-name="T9"><text:span text:style-name="T10">Maskování signálu:</text:span></text:p>
      <text:p text:style-name="P31" loext:marker-style-name="T36"/>
      <text:list text:style-name="WWNum10">
        <text:list-item>
          <text:p text:style-name="P32" loext:marker-style-name="T36"><text:span text:style-name="T24">Frekvenční - </text:span><text:span text:style-name="T11">Pokud znějí dva tóny současně, jedné z nich lidské ucho nezaznamená, silnější zvuk se stane </text:span><text:span text:style-name="T12">maskovacím</text:span><text:span text:style-name="T23"> </text:span><text:span text:style-name="T12">prahem</text:span><text:span text:style-name="T11">, zvuk pod ním se nemusí přenášet, protože ho stejně neuslyšíme, např. </text:span><text:span text:style-name="T12">siréna</text:span><text:span text:style-name="T11">  </text:span></text:p>
        </text:list-item>
      </text:list>
      <text:p text:style-name="P30" loext:marker-style-name="T9"><text:span text:style-name="T11"> </text:span></text:p>
      <text:list xml:id="list2707738033" text:style-name="WWNum9">
        <text:list-item>
          <text:p text:style-name="P33" loext:marker-style-name="T36"><text:span text:style-name="T24">Časové - </text:span><text:span text:style-name="T11">Po silném zvuku </text:span><text:span text:style-name="T12">nejsme schopni dalších pár milisekund vnímat další zvuky</text:span><text:span text:style-name="T11">. Doba maskovacího signálu je závislá na </text:span><text:span text:style-name="T12">době</text:span><text:span text:style-name="T23"> </text:span><text:span text:style-name="T12">trvání</text:span><text:span text:style-name="T23"> </text:span><text:span text:style-name="T12">signálu</text:span><text:span text:style-name="T11">, můžeme používat před zazněním i po něm</text:span></text:p>
        </text:list-item>
      </text:list>
      <text:p text:style-name="P18" loext:marker-style-name="T11"/>
      <text:p text:style-name="P34" loext:marker-style-name="T9"><text:span text:style-name="T27">Kodek</text:span> je software nebo hardware, který <text:span text:style-name="T27">komprimuje digitální zvuk,</text:span> nemusi se shodovat s formátem.</text:p>
      <text:p text:style-name="P34" loext:marker-style-name="T9"/>
      <text:list text:style-name="WWNum12">
        <text:list-item>
          <text:p text:style-name="P35" loext:marker-style-name="T9"><text:span text:style-name="T14">MP3</text:span><text:span text:style-name="T11"> – </text:span><text:span text:style-name="T12">Nejrozšířenější formát</text:span><text:span text:style-name="T11">, </text:span><text:span text:style-name="T12">ztrátová</text:span><text:span text:style-name="T23"> </text:span><text:span text:style-name="T12">komprese</text:span><text:span text:style-name="T11">, založen na </text:span><text:span text:style-name="T12">MPEG-1</text:span></text:p>
        </text:list-item>
      </text:list>
      <text:p text:style-name="P28" loext:marker-style-name="T32"/>
      <text:list text:continue-numbering="true" text:style-name="WWNum12">
        <text:list-item>
          <text:p text:style-name="P35" loext:marker-style-name="T9"><text:span text:style-name="T14">AAC</text:span><text:span text:style-name="T11"> – používá </text:span><text:span text:style-name="T12">vícekanál</text:span><text:span text:style-name="T11">, </text:span><text:span text:style-name="T12">ztrátová</text:span><text:span text:style-name="T23"> </text:span><text:span text:style-name="T12">komprese</text:span></text:p>
        </text:list-item>
      </text:list>
      <text:p text:style-name="P28" loext:marker-style-name="T32"/>
      <text:list text:continue-numbering="true" text:style-name="WWNum12">
        <text:list-item>
          <text:p text:style-name="P35" loext:marker-style-name="T9"><text:span text:style-name="T14">WMA</text:span><text:span text:style-name="T11"> – od </text:span><text:span text:style-name="T12">Microsoftu</text:span></text:p>
        </text:list-item>
      </text:list>
      <text:p text:style-name="P28" loext:marker-style-name="T32"/>
      <text:list text:continue-numbering="true" text:style-name="WWNum12">
        <text:list-item>
          <text:p text:style-name="P35" loext:marker-style-name="T9"><text:span text:style-name="T14">AIFF</text:span><text:span text:style-name="T11"> – od </text:span><text:span text:style-name="T12">Apple</text:span></text:p>
        </text:list-item>
      </text:list>
      <text:p text:style-name="P28" loext:marker-style-name="T32"/>
      <text:list text:continue-numbering="true" text:style-name="WWNum12">
        <text:list-item>
          <text:p text:style-name="P35" loext:marker-style-name="T9"><text:span text:style-name="T14">WAV</text:span><text:span text:style-name="T11"> – </text:span><text:span text:style-name="T12">Nekomprimovaný</text:span><text:span text:style-name="T23"> </text:span><text:span text:style-name="T12">zvuk</text:span><text:span text:style-name="T11">, </text:span><text:span text:style-name="T12">základní</text:span><text:span text:style-name="T23"> </text:span><text:span text:style-name="T12">zvukový</text:span><text:span text:style-name="T23"> </text:span><text:span text:style-name="T12">formát</text:span><text:span text:style-name="T11">, </text:span><text:span text:style-name="T12">velký</text:span><text:span text:style-name="T23"> </text:span><text:span text:style-name="T12">objem</text:span><text:span text:style-name="T23"> </text:span><text:span text:style-name="T12">na</text:span><text:span text:style-name="T23"> </text:span><text:span text:style-name="T12">disku</text:span></text:p>
        </text:list-item>
      </text:list>
      <text:p text:style-name="P28" loext:marker-style-name="T32"/>
      <text:list text:continue-numbering="true" text:style-name="WWNum12">
        <text:list-item>
          <text:p text:style-name="P35" loext:marker-style-name="T9"><text:span text:style-name="T14">FLAC,</text:span><text:span text:style-name="T11"> </text:span><text:span text:style-name="T14">MONKEY'S</text:span><text:span text:style-name="T11"> - </text:span><text:span text:style-name="T12">Bezeztrátová</text:span><text:span text:style-name="T23"> </text:span><text:span text:style-name="T12">komprese</text:span><text:span text:style-name="T23"> </text:span><text:span text:style-name="T11">s </text:span><text:span text:style-name="T12">50%</text:span><text:span text:style-name="T23"> </text:span><text:span text:style-name="T12">účinností</text:span></text:p>
        </text:list-item>
      </text:list>
      <text:p text:style-name="P28" loext:marker-style-name="T32"/>
      <text:list text:continue-numbering="true" text:style-name="WWNum12">
        <text:list-item>
          <text:p text:style-name="P36"><text:span text:style-name="T24">OGG - </text:span><text:span text:style-name="T22">Open source kodek</text:span></text:p>
        </text:list-item>
      </text:list>
      <text:p text:style-name="P37" loext:marker-style-name="T37"><text:span text:style-name="Nadpis_20_2_20_Char"><text:span text:style-name="T37"/></text:span></text:p>
      <text:p text:style-name="P4" loext:marker-style-name="T38"><text:span text:style-name="Nadpis_20_2_20_Char"><text:span text:style-name="T38">8.</text:span></text:span><text:span text:style-name="Nadpis_20_2_20_Char"><text:span text:style-name="T39">3</text:span></text:span><text:span text:style-name="Nadpis_20_2_20_Char"><text:span text:style-name="T38">. Zvuková syntéza, MIDI.</text:span></text:span></text:p>
      <text:h text:style-name="Heading_20_3" text:outline-level="3" loext:marker-style-name="T40"><text:span text:style-name="Nadpis_20_2_20_Char"><text:span text:style-name="T41">vysvětlení</text:span></text:span><text:span text:style-name="T42"/></text:h>
      <text:p text:style-name="P5" loext:marker-style-name="T9"><text:span text:style-name="T24">Syntéza</text:span><text:span text:style-name="T11"> je </text:span><text:span text:style-name="T12">skládání zvuku</text:span><text:span text:style-name="T11">, </text:span><text:span text:style-name="T12">vytvoření umělého zvuku</text:span><text:span text:style-name="T23">  </text:span></text:p>
      <text:p text:style-name="P5" loext:marker-style-name="T9"><text:span text:style-name="T11"> </text:span><text:span text:style-name="T43"/></text:p>
      <text:list text:continue-list="list2707738033" text:style-name="WWNum9">
        <text:list-item>
          <text:p text:style-name="P38" loext:marker-style-name="T11"><text:span text:style-name="T24">FM Syntéza</text:span><text:span text:style-name="T11"> </text:span><text:span text:style-name="T44">- </text:span><text:span text:style-name="T11">Frekvenční modulace</text:span></text:p>
        </text:list-item>
      </text:list>
      <text:p text:style-name="P39" loext:marker-style-name="T17"/>
      <text:list text:continue-numbering="true" text:style-name="WWNum9">
        <text:list-item>
          <text:list>
            <text:list-item>
              <text:p text:style-name="P38" loext:marker-style-name="T9"><text:span text:style-name="T11">Vychází z úvahy, že zvuk má 4 fáze: </text:span><text:span text:style-name="T12">ADSR</text:span><text:span text:style-name="T45"> </text:span><text:span text:style-name="T11">(</text:span><text:span text:style-name="T12">attack</text:span><text:span text:style-name="T11">, </text:span><text:span text:style-name="T12">decay</text:span><text:span text:style-name="T11">, </text:span><text:span text:style-name="T12">sustain</text:span><text:span text:style-name="T11">, </text:span><text:span text:style-name="T12">release</text:span><text:span text:style-name="T11">)</text:span></text:p>
            </text:list-item>
          </text:list>
        </text:list-item>
      </text:list>
      <text:p text:style-name="P40" loext:marker-style-name="T32"/>
      <text:list text:continue-numbering="true" text:style-name="WWNum9">
        <text:list-item>
          <text:list>
            <text:list-item>
              <text:p text:style-name="P38" loext:marker-style-name="T9"><text:span text:style-name="T11">Zvuky tvoříme </text:span><text:span text:style-name="T12">zkracováním</text:span><text:span text:style-name="T23"> </text:span><text:span text:style-name="T11">nebo </text:span><text:span text:style-name="T12">prodlužováním</text:span><text:span text:style-name="T23"> </text:span><text:span text:style-name="T11">těchto fází</text:span></text:p>
            </text:list-item>
          </text:list>
        </text:list-item>
      </text:list>
      <text:p text:style-name="P5" loext:marker-style-name="T11"><text:span text:style-name="T11"> </text:span><text:span text:style-name="T11"/></text:p>
      <text:p text:style-name="P41" loext:marker-style-name="T46"/>
      <text:list text:style-name="WWNum11">
        <text:list-item>
          <text:p text:style-name="P42" loext:marker-style-name="T9"><text:span text:style-name="T24">Wavetable Syntéza </text:span><text:span text:style-name="T47"/></text:p>
        </text:list-item>
      </text:list>
      <text:p text:style-name="P17" loext:marker-style-name="T32"/>
      <text:list text:continue-numbering="true" text:style-name="WWNum11">
        <text:list-item>
          <text:list>
            <text:list-item>
              <text:p text:style-name="P42" loext:marker-style-name="T9"><text:span text:style-name="T11">Využívá zvuky </text:span><text:span text:style-name="T12">skutečných</text:span><text:span text:style-name="T23"> </text:span><text:span text:style-name="T12">nástrojů</text:span><text:span text:style-name="T11">, které jsou uloženy </text:span><text:span text:style-name="T12">ve</text:span><text:span text:style-name="T23"> </text:span><text:span text:style-name="T12">zvukové</text:span><text:span text:style-name="T23"> </text:span><text:span text:style-name="T12">kartě</text:span><text:span text:style-name="T11">. Zvuky jsou uspořádané podle </text:span><text:span text:style-name="T12">pořadových</text:span><text:span text:style-name="T23"> </text:span><text:span text:style-name="T12">čísel</text:span><text:span text:style-name="T23"> </text:span><text:span text:style-name="T11">do tabulky.</text:span></text:p>
            </text:list-item>
          </text:list>
        </text:list-item>
      </text:list>
      <text:p text:style-name="P11" loext:marker-style-name="T9"/>
      <text:list text:continue-numbering="true" text:style-name="WWNum11">
        <text:list-item>
          <text:p text:style-name="P42" loext:marker-style-name="T9"><text:span text:style-name="T24">MIDI</text:span><text:span text:style-name="T11"> - Musical Instrument Digital interface </text:span></text:p>
        </text:list-item>
      </text:list>
      <text:p text:style-name="P17" loext:marker-style-name="T32"/>
      <text:list text:continue-numbering="true" text:style-name="WWNum11">
        <text:list-item>
          <text:list>
            <text:list-item>
              <text:p text:style-name="P42" loext:marker-style-name="T9"><text:span text:style-name="T11">Univerzální interface, propojení </text:span><text:span text:style-name="T12">počítače</text:span><text:span text:style-name="T23"> </text:span><text:span text:style-name="T12">a</text:span><text:span text:style-name="T14"> </text:span><text:span text:style-name="T12">hudební</text:span><text:span text:style-name="T23"> </text:span><text:span text:style-name="T12">nástroje</text:span><text:span text:style-name="T23"> </text:span></text:p>
            </text:list-item>
          </text:list>
        </text:list-item>
      </text:list>
      <text:p text:style-name="P40" loext:marker-style-name="T32"><text:soft-page-break/></text:p>
      <text:list text:continue-numbering="true" text:style-name="WWNum11">
        <text:list-item>
          <text:list>
            <text:list-item>
              <text:p text:style-name="P42" loext:marker-style-name="T9"><text:span text:style-name="T12">.mid</text:span><text:span text:style-name="T11"> soubory</text:span></text:p>
            </text:list-item>
          </text:list>
        </text:list-item>
      </text:list>
      <text:p text:style-name="P40" loext:marker-style-name="T32"/>
      <text:list text:continue-numbering="true" text:style-name="WWNum11">
        <text:list-item>
          <text:list>
            <text:list-item>
              <text:p text:style-name="P42" loext:marker-style-name="T9"><text:span text:style-name="T11">Protokol definuje parametry: </text:span><text:span text:style-name="T12">výška</text:span><text:span text:style-name="T11">, </text:span><text:span text:style-name="T12">délka</text:span><text:span text:style-name="T11">, </text:span><text:span text:style-name="T12">hlasitost</text:span><text:span text:style-name="T23"> </text:span><text:span text:style-name="T12">tónu</text:span><text:span text:style-name="T11">, </text:span><text:span text:style-name="T12">nástroj</text:span><text:span text:style-name="T11">, který chceme použít </text:span></text:p>
            </text:list-item>
          </text:list>
        </text:list-item>
      </text:list>
      <text:p text:style-name="P43" loext:marker-style-name="T9"/>
      <text:list text:continue-numbering="true" text:style-name="WWNum11">
        <text:list-item>
          <text:p text:style-name="P44">Tvorba digitální hudby</text:p>
          <text:list>
            <text:list-item>
              <text:p text:style-name="P44"><text:span text:style-name="T48">Digitální audio stanice(DAW) </text:span>– <text:span text:style-name="T15">programy hudební produkce(FL studio, LMMS)</text:span></text:p>
            </text:list-item>
            <text:list-item>
              <text:p text:style-name="P44"><text:span text:style-name="T48">Virtuální nástroje(VST pluginy</text:span>) – <text:span text:style-name="T15">simulují hudební nástroje</text:span></text:p>
            </text:list-item>
          </text:list>
        </text:list-item>
      </text:list>
      <text:p text:style-name="P11" loext:marker-style-name="T9"/>
      <text:p text:style-name="P4" loext:marker-style-name="T38"><text:span text:style-name="Nadpis_20_2_20_Char"><text:span text:style-name="T38">8.</text:span></text:span><text:span text:style-name="Nadpis_20_2_20_Char"><text:span text:style-name="T49">4</text:span></text:span><text:span text:style-name="Nadpis_20_2_20_Char"><text:span text:style-name="T38">. </text:span></text:span><text:bookmark text:name="yui_3_18_1_1_1776869994627_54"/><text:span text:style-name="Nadpis_20_2_20_Char"><text:span text:style-name="T38">Programy pro práci se zvukem, možnosti editace digitálního zvuku, zvukové záznamy na internetu </text:span></text:span></text:p>
      <text:p text:style-name="P26"><text:span text:style-name="Nadpis_20_2_20_Char"><text:span text:style-name="T50">programy pro práci se zvukem:</text:span></text:span></text:p>
      <text:p text:style-name="P45"><text:span text:style-name="Nadpis_20_2_20_Char"><text:span text:style-name="T51">M</text:span></text:span><text:span text:style-name="Nadpis_20_2_20_Char"><text:span text:style-name="T51">e</text:span></text:span><text:span text:style-name="Nadpis_20_2_20_Char"><text:span text:style-name="T51">z</text:span></text:span><text:span text:style-name="Nadpis_20_2_20_Char"><text:span text:style-name="T51">i </text:span></text:span><text:span text:style-name="Nadpis_20_2_20_Char"><text:span text:style-name="T51">n</text:span></text:span><text:span text:style-name="Nadpis_20_2_20_Char"><text:span text:style-name="T51">e</text:span></text:span><text:span text:style-name="Nadpis_20_2_20_Char"><text:span text:style-name="T51">j</text:span></text:span><text:span text:style-name="Nadpis_20_2_20_Char"><text:span text:style-name="T51">z</text:span></text:span><text:span text:style-name="Nadpis_20_2_20_Char"><text:span text:style-name="T51">n</text:span></text:span><text:span text:style-name="Nadpis_20_2_20_Char"><text:span text:style-name="T51">á</text:span></text:span><text:span text:style-name="Nadpis_20_2_20_Char"><text:span text:style-name="T51">m</text:span></text:span><text:span text:style-name="Nadpis_20_2_20_Char"><text:span text:style-name="T51">n</text:span></text:span><text:span text:style-name="Nadpis_20_2_20_Char"><text:span text:style-name="T51">ě</text:span></text:span><text:span text:style-name="Nadpis_20_2_20_Char"><text:span text:style-name="T51">j</text:span></text:span><text:span text:style-name="Nadpis_20_2_20_Char"><text:span text:style-name="T51">š</text:span></text:span><text:span text:style-name="Nadpis_20_2_20_Char"><text:span text:style-name="T51">í </text:span></text:span><text:span text:style-name="Nadpis_20_2_20_Char"><text:span text:style-name="T51">p</text:span></text:span><text:span text:style-name="Nadpis_20_2_20_Char"><text:span text:style-name="T51">a</text:span></text:span><text:span text:style-name="Nadpis_20_2_20_Char"><text:span text:style-name="T51">t</text:span></text:span><text:span text:style-name="Nadpis_20_2_20_Char"><text:span text:style-name="T51">ř</text:span></text:span><text:span text:style-name="Nadpis_20_2_20_Char"><text:span text:style-name="T51">í </text:span></text:span><text:span text:style-name="Nadpis_20_2_20_Char"><text:span text:style-name="T52">A</text:span></text:span><text:span text:style-name="Nadpis_20_2_20_Char"><text:span text:style-name="T52">u</text:span></text:span><text:span text:style-name="Nadpis_20_2_20_Char"><text:span text:style-name="T52">d</text:span></text:span><text:span text:style-name="Nadpis_20_2_20_Char"><text:span text:style-name="T52">a</text:span></text:span><text:span text:style-name="Nadpis_20_2_20_Char"><text:span text:style-name="T52">c</text:span></text:span><text:span text:style-name="Nadpis_20_2_20_Char"><text:span text:style-name="T52">i</text:span></text:span><text:span text:style-name="Nadpis_20_2_20_Char"><text:span text:style-name="T52">t</text:span></text:span><text:span text:style-name="Nadpis_20_2_20_Char"><text:span text:style-name="T52">y</text:span></text:span><text:span text:style-name="Nadpis_20_2_20_Char"><text:span text:style-name="T53">(</text:span></text:span><text:span text:style-name="Nadpis_20_2_20_Char"><text:span text:style-name="T53">o</text:span></text:span><text:span text:style-name="Nadpis_20_2_20_Char"><text:span text:style-name="T53">pe</text:span></text:span><text:span text:style-name="Nadpis_20_2_20_Char"><text:span text:style-name="T53">n-</text:span></text:span><text:span text:style-name="Nadpis_20_2_20_Char"><text:span text:style-name="T53">s</text:span></text:span><text:span text:style-name="Nadpis_20_2_20_Char"><text:span text:style-name="T53">o</text:span></text:span><text:span text:style-name="Nadpis_20_2_20_Char"><text:span text:style-name="T53">u</text:span></text:span><text:span text:style-name="Nadpis_20_2_20_Char"><text:span text:style-name="T53">r</text:span></text:span><text:span text:style-name="Nadpis_20_2_20_Char"><text:span text:style-name="T53">ce</text:span></text:span><text:span text:style-name="Nadpis_20_2_20_Char"><text:span text:style-name="T53">) </text:span></text:span><text:span text:style-name="Nadpis_20_2_20_Char"><text:span text:style-name="T51">a</text:span></text:span><text:span text:style-name="Nadpis_20_2_20_Char"><text:span text:style-name="T53"> </text:span></text:span><text:span text:style-name="Nadpis_20_2_20_Char"><text:span text:style-name="T52">Ad</text:span></text:span><text:span text:style-name="Nadpis_20_2_20_Char"><text:span text:style-name="T52">o</text:span></text:span><text:span text:style-name="Nadpis_20_2_20_Char"><text:span text:style-name="T52">b</text:span></text:span><text:span text:style-name="Nadpis_20_2_20_Char"><text:span text:style-name="T52">e </text:span></text:span><text:span text:style-name="Nadpis_20_2_20_Char"><text:span text:style-name="T52">A</text:span></text:span><text:span text:style-name="Nadpis_20_2_20_Char"><text:span text:style-name="T52">u</text:span></text:span><text:span text:style-name="Nadpis_20_2_20_Char"><text:span text:style-name="T52">di</text:span></text:span><text:span text:style-name="Nadpis_20_2_20_Char"><text:span text:style-name="T52">t</text:span></text:span><text:span text:style-name="Nadpis_20_2_20_Char"><text:span text:style-name="T52">i</text:span></text:span><text:span text:style-name="Nadpis_20_2_20_Char"><text:span text:style-name="T52">o</text:span></text:span><text:span text:style-name="Nadpis_20_2_20_Char"><text:span text:style-name="T52">n</text:span></text:span><text:span text:style-name="Nadpis_20_2_20_Char"><text:span text:style-name="T53">(</text:span></text:span><text:span text:style-name="Nadpis_20_2_20_Char"><text:span text:style-name="T53">pr</text:span></text:span><text:span text:style-name="Nadpis_20_2_20_Char"><text:span text:style-name="T53">o</text:span></text:span><text:span text:style-name="Nadpis_20_2_20_Char"><text:span text:style-name="T53">f</text:span></text:span><text:span text:style-name="Nadpis_20_2_20_Char"><text:span text:style-name="T53">e</text:span></text:span><text:span text:style-name="Nadpis_20_2_20_Char"><text:span text:style-name="T53">s</text:span></text:span><text:span text:style-name="Nadpis_20_2_20_Char"><text:span text:style-name="T53">i</text:span></text:span><text:span text:style-name="Nadpis_20_2_20_Char"><text:span text:style-name="T53">on</text:span></text:span><text:span text:style-name="Nadpis_20_2_20_Char"><text:span text:style-name="T53">á</text:span></text:span><text:span text:style-name="Nadpis_20_2_20_Char"><text:span text:style-name="T53">n</text:span></text:span><text:span text:style-name="Nadpis_20_2_20_Char"><text:span text:style-name="T53">í</text:span></text:span><text:span text:style-name="Nadpis_20_2_20_Char"><text:span text:style-name="T53">).</text:span></text:span></text:p>
      <text:p text:style-name="P45"><text:span text:style-name="Nadpis_20_2_20_Char"><text:span text:style-name="T52">S</text:span></text:span><text:span text:style-name="Nadpis_20_2_20_Char"><text:span text:style-name="T52">e</text:span></text:span><text:span text:style-name="Nadpis_20_2_20_Char"><text:span text:style-name="T52">k</text:span></text:span><text:span text:style-name="Nadpis_20_2_20_Char"><text:span text:style-name="T52">v</text:span></text:span><text:span text:style-name="Nadpis_20_2_20_Char"><text:span text:style-name="T52">e</text:span></text:span><text:span text:style-name="Nadpis_20_2_20_Char"><text:span text:style-name="T52">n</text:span></text:span><text:span text:style-name="Nadpis_20_2_20_Char"><text:span text:style-name="T52">c</text:span></text:span><text:span text:style-name="Nadpis_20_2_20_Char"><text:span text:style-name="T52">e</text:span></text:span><text:span text:style-name="Nadpis_20_2_20_Char"><text:span text:style-name="T52">r</text:span></text:span><text:span text:style-name="Nadpis_20_2_20_Char"><text:span text:style-name="T52">y</text:span></text:span><text:span text:style-name="Nadpis_20_2_20_Char"><text:span text:style-name="T51"> </text:span></text:span><text:span text:style-name="Nadpis_20_2_20_Char"><text:span text:style-name="T51">u</text:span></text:span><text:span text:style-name="Nadpis_20_2_20_Char"><text:span text:style-name="T51">m</text:span></text:span><text:span text:style-name="Nadpis_20_2_20_Char"><text:span text:style-name="T51">o</text:span></text:span><text:span text:style-name="Nadpis_20_2_20_Char"><text:span text:style-name="T51">ž</text:span></text:span><text:span text:style-name="Nadpis_20_2_20_Char"><text:span text:style-name="T51">ň</text:span></text:span><text:span text:style-name="Nadpis_20_2_20_Char"><text:span text:style-name="T51">u</text:span></text:span><text:span text:style-name="Nadpis_20_2_20_Char"><text:span text:style-name="T51">j</text:span></text:span><text:span text:style-name="Nadpis_20_2_20_Char"><text:span text:style-name="T51">í </text:span></text:span><text:span text:style-name="Nadpis_20_2_20_Char"><text:span text:style-name="T51">u</text:span></text:span><text:span text:style-name="Nadpis_20_2_20_Char"><text:span text:style-name="T51">k</text:span></text:span><text:span text:style-name="Nadpis_20_2_20_Char"><text:span text:style-name="T51">l</text:span></text:span><text:span text:style-name="Nadpis_20_2_20_Char"><text:span text:style-name="T51">á</text:span></text:span><text:span text:style-name="Nadpis_20_2_20_Char"><text:span text:style-name="T51">d</text:span></text:span><text:span text:style-name="Nadpis_20_2_20_Char"><text:span text:style-name="T51">a</text:span></text:span><text:span text:style-name="Nadpis_20_2_20_Char"><text:span text:style-name="T51">t </text:span></text:span><text:span text:style-name="Nadpis_20_2_20_Char"><text:span text:style-name="T51">h</text:span></text:span><text:span text:style-name="Nadpis_20_2_20_Char"><text:span text:style-name="T51">u</text:span></text:span><text:span text:style-name="Nadpis_20_2_20_Char"><text:span text:style-name="T51">d</text:span></text:span><text:span text:style-name="Nadpis_20_2_20_Char"><text:span text:style-name="T51">b</text:span></text:span><text:span text:style-name="Nadpis_20_2_20_Char"><text:span text:style-name="T51">u </text:span></text:span><text:span text:style-name="Nadpis_20_2_20_Char"><text:span text:style-name="T51">p</text:span></text:span><text:span text:style-name="Nadpis_20_2_20_Char"><text:span text:style-name="T51">o</text:span></text:span><text:span text:style-name="Nadpis_20_2_20_Char"><text:span text:style-name="T51">m</text:span></text:span><text:span text:style-name="Nadpis_20_2_20_Char"><text:span text:style-name="T51">o</text:span></text:span><text:span text:style-name="Nadpis_20_2_20_Char"><text:span text:style-name="T51">c</text:span></text:span><text:span text:style-name="Nadpis_20_2_20_Char"><text:span text:style-name="T51">í </text:span></text:span><text:span text:style-name="Nadpis_20_2_20_Char"><text:span text:style-name="T51">M</text:span></text:span><text:span text:style-name="Nadpis_20_2_20_Char"><text:span text:style-name="T51">I</text:span></text:span><text:span text:style-name="Nadpis_20_2_20_Char"><text:span text:style-name="T51">D</text:span></text:span><text:span text:style-name="Nadpis_20_2_20_Char"><text:span text:style-name="T51">I </text:span></text:span><text:span text:style-name="Nadpis_20_2_20_Char"><text:span text:style-name="T51">a </text:span></text:span><text:span text:style-name="Nadpis_20_2_20_Char"><text:span text:style-name="T52">N</text:span></text:span><text:span text:style-name="Nadpis_20_2_20_Char"><text:span text:style-name="T52">o</text:span></text:span><text:span text:style-name="Nadpis_20_2_20_Char"><text:span text:style-name="T52">t</text:span></text:span><text:span text:style-name="Nadpis_20_2_20_Char"><text:span text:style-name="T52">á</text:span></text:span><text:span text:style-name="Nadpis_20_2_20_Char"><text:span text:style-name="T52">t</text:span></text:span><text:span text:style-name="Nadpis_20_2_20_Char"><text:span text:style-name="T52">o</text:span></text:span><text:span text:style-name="Nadpis_20_2_20_Char"><text:span text:style-name="T52">r</text:span></text:span><text:span text:style-name="Nadpis_20_2_20_Char"><text:span text:style-name="T52">y</text:span></text:span><text:span text:style-name="Nadpis_20_2_20_Char"><text:span text:style-name="T51"> </text:span></text:span><text:span text:style-name="Nadpis_20_2_20_Char"><text:span text:style-name="T51">p</text:span></text:span><text:span text:style-name="Nadpis_20_2_20_Char"><text:span text:style-name="T51">o</text:span></text:span><text:span text:style-name="Nadpis_20_2_20_Char"><text:span text:style-name="T51">mo</text:span></text:span><text:span text:style-name="Nadpis_20_2_20_Char"><text:span text:style-name="T51">c</text:span></text:span><text:span text:style-name="Nadpis_20_2_20_Char"><text:span text:style-name="T51">í </text:span></text:span><text:span text:style-name="Nadpis_20_2_20_Char"><text:span text:style-name="T51">n</text:span></text:span><text:span text:style-name="Nadpis_20_2_20_Char"><text:span text:style-name="T51">o</text:span></text:span><text:span text:style-name="Nadpis_20_2_20_Char"><text:span text:style-name="T51">t</text:span></text:span><text:span text:style-name="Nadpis_20_2_20_Char"><text:span text:style-name="T51">o</text:span></text:span><text:span text:style-name="Nadpis_20_2_20_Char"><text:span text:style-name="T51">v</text:span></text:span><text:span text:style-name="Nadpis_20_2_20_Char"><text:span text:style-name="T51">é </text:span></text:span><text:span text:style-name="Nadpis_20_2_20_Char"><text:span text:style-name="T51">o</text:span></text:span><text:span text:style-name="Nadpis_20_2_20_Char"><text:span text:style-name="T51">s</text:span></text:span><text:span text:style-name="Nadpis_20_2_20_Char"><text:span text:style-name="T51">no</text:span></text:span><text:span text:style-name="Nadpis_20_2_20_Char"><text:span text:style-name="T51">v</text:span></text:span><text:span text:style-name="Nadpis_20_2_20_Char"><text:span text:style-name="T51">y</text:span></text:span><text:span text:style-name="Nadpis_20_2_20_Char"><text:span text:style-name="T51">(</text:span></text:span><text:span text:style-name="Nadpis_20_2_20_Char"><text:span text:style-name="T51">M</text:span></text:span><text:span text:style-name="Nadpis_20_2_20_Char"><text:span text:style-name="T51">u</text:span></text:span><text:span text:style-name="Nadpis_20_2_20_Char"><text:span text:style-name="T51">s</text:span></text:span><text:span text:style-name="Nadpis_20_2_20_Char"><text:span text:style-name="T51">e</text:span></text:span><text:span text:style-name="Nadpis_20_2_20_Char"><text:span text:style-name="T51">S</text:span></text:span><text:span text:style-name="Nadpis_20_2_20_Char"><text:span text:style-name="T51">c</text:span></text:span><text:span text:style-name="Nadpis_20_2_20_Char"><text:span text:style-name="T51">o</text:span></text:span><text:span text:style-name="Nadpis_20_2_20_Char"><text:span text:style-name="T51">r</text:span></text:span><text:span text:style-name="Nadpis_20_2_20_Char"><text:span text:style-name="T51">e</text:span></text:span><text:span text:style-name="Nadpis_20_2_20_Char"><text:span text:style-name="T51">)</text:span></text:span></text:p>
      <text:p text:style-name="P45"><text:span text:style-name="Nadpis_20_2_20_Char"><text:span text:style-name="T53">M</text:span></text:span><text:span text:style-name="Nadpis_20_2_20_Char"><text:span text:style-name="T53">o</text:span></text:span><text:span text:style-name="Nadpis_20_2_20_Char"><text:span text:style-name="T53">ž</text:span></text:span><text:span text:style-name="Nadpis_20_2_20_Char"><text:span text:style-name="T53">n</text:span></text:span><text:span text:style-name="Nadpis_20_2_20_Char"><text:span text:style-name="T53">o</text:span></text:span><text:span text:style-name="Nadpis_20_2_20_Char"><text:span text:style-name="T53">s</text:span></text:span><text:span text:style-name="Nadpis_20_2_20_Char"><text:span text:style-name="T53">t</text:span></text:span><text:span text:style-name="Nadpis_20_2_20_Char"><text:span text:style-name="T53">i </text:span></text:span><text:span text:style-name="Nadpis_20_2_20_Char"><text:span text:style-name="T53">e</text:span></text:span><text:span text:style-name="Nadpis_20_2_20_Char"><text:span text:style-name="T53">d</text:span></text:span><text:span text:style-name="Nadpis_20_2_20_Char"><text:span text:style-name="T53">i</text:span></text:span><text:span text:style-name="Nadpis_20_2_20_Char"><text:span text:style-name="T53">t</text:span></text:span><text:span text:style-name="Nadpis_20_2_20_Char"><text:span text:style-name="T53">a</text:span></text:span><text:span text:style-name="Nadpis_20_2_20_Char"><text:span text:style-name="T53">c</text:span></text:span><text:span text:style-name="Nadpis_20_2_20_Char"><text:span text:style-name="T53">e </text:span></text:span><text:span text:style-name="Nadpis_20_2_20_Char"><text:span text:style-name="T53">a </text:span></text:span><text:span text:style-name="Nadpis_20_2_20_Char"><text:span text:style-name="T53">d</text:span></text:span><text:span text:style-name="Nadpis_20_2_20_Char"><text:span text:style-name="T53">i</text:span></text:span><text:span text:style-name="Nadpis_20_2_20_Char"><text:span text:style-name="T53">g</text:span></text:span><text:span text:style-name="Nadpis_20_2_20_Char"><text:span text:style-name="T53">i</text:span></text:span><text:span text:style-name="Nadpis_20_2_20_Char"><text:span text:style-name="T53">t</text:span></text:span><text:span text:style-name="Nadpis_20_2_20_Char"><text:span text:style-name="T53">á</text:span></text:span><text:span text:style-name="Nadpis_20_2_20_Char"><text:span text:style-name="T53">l</text:span></text:span><text:span text:style-name="Nadpis_20_2_20_Char"><text:span text:style-name="T53">n</text:span></text:span><text:span text:style-name="Nadpis_20_2_20_Char"><text:span text:style-name="T53">í</text:span></text:span><text:span text:style-name="Nadpis_20_2_20_Char"><text:span text:style-name="T53">h</text:span></text:span><text:span text:style-name="Nadpis_20_2_20_Char"><text:span text:style-name="T53">o </text:span></text:span><text:span text:style-name="Nadpis_20_2_20_Char"><text:span text:style-name="T53">z</text:span></text:span><text:span text:style-name="Nadpis_20_2_20_Char"><text:span text:style-name="T53">v</text:span></text:span><text:span text:style-name="Nadpis_20_2_20_Char"><text:span text:style-name="T53">u</text:span></text:span><text:span text:style-name="Nadpis_20_2_20_Char"><text:span text:style-name="T53">k</text:span></text:span><text:span text:style-name="Nadpis_20_2_20_Char"><text:span text:style-name="T53">u </text:span></text:span><text:span text:style-name="Nadpis_20_2_20_Char"><text:span text:style-name="T53">j</text:span></text:span><text:span text:style-name="Nadpis_20_2_20_Char"><text:span text:style-name="T53">s</text:span></text:span><text:span text:style-name="Nadpis_20_2_20_Char"><text:span text:style-name="T53">o</text:span></text:span><text:span text:style-name="Nadpis_20_2_20_Char"><text:span text:style-name="T53">u:</text:span></text:span></text:p>
      <text:list text:style-name="L4">
        <text:list-item>
          <text:p text:style-name="P46"><text:span text:style-name="Nadpis_20_2_20_Char"><text:span text:style-name="T51">s</text:span></text:span><text:span text:style-name="Nadpis_20_2_20_Char"><text:span text:style-name="T51">t</text:span></text:span><text:span text:style-name="Nadpis_20_2_20_Char"><text:span text:style-name="T51">ř</text:span></text:span><text:span text:style-name="Nadpis_20_2_20_Char"><text:span text:style-name="T51">i</text:span></text:span><text:span text:style-name="Nadpis_20_2_20_Char"><text:span text:style-name="T51">h </text:span></text:span><text:span text:style-name="Nadpis_20_2_20_Char"><text:span text:style-name="T51">a </text:span></text:span><text:span text:style-name="Nadpis_20_2_20_Char"><text:span text:style-name="T51">ú</text:span></text:span><text:span text:style-name="Nadpis_20_2_20_Char"><text:span text:style-name="T51">p</text:span></text:span><text:span text:style-name="Nadpis_20_2_20_Char"><text:span text:style-name="T51">r</text:span></text:span><text:span text:style-name="Nadpis_20_2_20_Char"><text:span text:style-name="T51">a</text:span></text:span><text:span text:style-name="Nadpis_20_2_20_Char"><text:span text:style-name="T51">v</text:span></text:span><text:span text:style-name="Nadpis_20_2_20_Char"><text:span text:style-name="T51">a </text:span></text:span><text:span text:style-name="Nadpis_20_2_20_Char"><text:span text:style-name="T51">d</text:span></text:span><text:span text:style-name="Nadpis_20_2_20_Char"><text:span text:style-name="T51">é</text:span></text:span><text:span text:style-name="Nadpis_20_2_20_Char"><text:span text:style-name="T51">l</text:span></text:span><text:span text:style-name="Nadpis_20_2_20_Char"><text:span text:style-name="T51">k</text:span></text:span><text:span text:style-name="Nadpis_20_2_20_Char"><text:span text:style-name="T51">y</text:span></text:span></text:p>
        </text:list-item>
        <text:list-item>
          <text:p text:style-name="P46"><text:span text:style-name="Nadpis_20_2_20_Char"><text:span text:style-name="T51">z</text:span></text:span><text:span text:style-name="Nadpis_20_2_20_Char"><text:span text:style-name="T51">m</text:span></text:span><text:span text:style-name="Nadpis_20_2_20_Char"><text:span text:style-name="T51">ě</text:span></text:span><text:span text:style-name="Nadpis_20_2_20_Char"><text:span text:style-name="T51">n</text:span></text:span><text:span text:style-name="Nadpis_20_2_20_Char"><text:span text:style-name="T51">a </text:span></text:span><text:span text:style-name="Nadpis_20_2_20_Char"><text:span text:style-name="T51">f</text:span></text:span><text:span text:style-name="Nadpis_20_2_20_Char"><text:span text:style-name="T51">r</text:span></text:span><text:span text:style-name="Nadpis_20_2_20_Char"><text:span text:style-name="T51">e</text:span></text:span><text:span text:style-name="Nadpis_20_2_20_Char"><text:span text:style-name="T51">k</text:span></text:span><text:span text:style-name="Nadpis_20_2_20_Char"><text:span text:style-name="T51">v</text:span></text:span><text:span text:style-name="Nadpis_20_2_20_Char"><text:span text:style-name="T51">e</text:span></text:span><text:span text:style-name="Nadpis_20_2_20_Char"><text:span text:style-name="T51">n</text:span></text:span><text:span text:style-name="Nadpis_20_2_20_Char"><text:span text:style-name="T51">c</text:span></text:span><text:span text:style-name="Nadpis_20_2_20_Char"><text:span text:style-name="T51">e </text:span></text:span><text:span text:style-name="Nadpis_20_2_20_Char"><text:span text:style-name="T51">a </text:span></text:span><text:span text:style-name="Nadpis_20_2_20_Char"><text:span text:style-name="T51">t</text:span></text:span><text:span text:style-name="Nadpis_20_2_20_Char"><text:span text:style-name="T51">o</text:span></text:span><text:span text:style-name="Nadpis_20_2_20_Char"><text:span text:style-name="T51">n</text:span></text:span><text:span text:style-name="Nadpis_20_2_20_Char"><text:span text:style-name="T51">u</text:span></text:span></text:p>
        </text:list-item>
        <text:list-item>
          <text:p text:style-name="P46"><text:span text:style-name="Nadpis_20_2_20_Char"><text:span text:style-name="T51">n</text:span></text:span><text:span text:style-name="Nadpis_20_2_20_Char"><text:span text:style-name="T51">o</text:span></text:span><text:span text:style-name="Nadpis_20_2_20_Char"><text:span text:style-name="T51">r</text:span></text:span><text:span text:style-name="Nadpis_20_2_20_Char"><text:span text:style-name="T51">a</text:span></text:span><text:span text:style-name="Nadpis_20_2_20_Char"><text:span text:style-name="T51">l</text:span></text:span><text:span text:style-name="Nadpis_20_2_20_Char"><text:span text:style-name="T51">i</text:span></text:span><text:span text:style-name="Nadpis_20_2_20_Char"><text:span text:style-name="T51">z</text:span></text:span><text:span text:style-name="Nadpis_20_2_20_Char"><text:span text:style-name="T51">a</text:span></text:span><text:span text:style-name="Nadpis_20_2_20_Char"><text:span text:style-name="T51">c</text:span></text:span><text:span text:style-name="Nadpis_20_2_20_Char"><text:span text:style-name="T51">e </text:span></text:span><text:span text:style-name="Nadpis_20_2_20_Char"><text:span text:style-name="T51">h</text:span></text:span><text:span text:style-name="Nadpis_20_2_20_Char"><text:span text:style-name="T51">l</text:span></text:span><text:span text:style-name="Nadpis_20_2_20_Char"><text:span text:style-name="T51">a</text:span></text:span><text:span text:style-name="Nadpis_20_2_20_Char"><text:span text:style-name="T51">s</text:span></text:span><text:span text:style-name="Nadpis_20_2_20_Char"><text:span text:style-name="T51">i</text:span></text:span><text:span text:style-name="Nadpis_20_2_20_Char"><text:span text:style-name="T51">t</text:span></text:span><text:span text:style-name="Nadpis_20_2_20_Char"><text:span text:style-name="T51">o</text:span></text:span><text:span text:style-name="Nadpis_20_2_20_Char"><text:span text:style-name="T51">s</text:span></text:span><text:span text:style-name="Nadpis_20_2_20_Char"><text:span text:style-name="T51">t</text:span></text:span><text:span text:style-name="Nadpis_20_2_20_Char"><text:span text:style-name="T51">i, </text:span></text:span><text:span text:style-name="Nadpis_20_2_20_Char"><text:span text:style-name="T51">o</text:span></text:span><text:span text:style-name="Nadpis_20_2_20_Char"><text:span text:style-name="T51">d</text:span></text:span><text:span text:style-name="Nadpis_20_2_20_Char"><text:span text:style-name="T51">s</text:span></text:span><text:span text:style-name="Nadpis_20_2_20_Char"><text:span text:style-name="T51">t</text:span></text:span><text:span text:style-name="Nadpis_20_2_20_Char"><text:span text:style-name="T51">a</text:span></text:span><text:span text:style-name="Nadpis_20_2_20_Char"><text:span text:style-name="T51">n</text:span></text:span><text:span text:style-name="Nadpis_20_2_20_Char"><text:span text:style-name="T51">ě</text:span></text:span><text:span text:style-name="Nadpis_20_2_20_Char"><text:span text:style-name="T51">n</text:span></text:span><text:span text:style-name="Nadpis_20_2_20_Char"><text:span text:style-name="T51">í </text:span></text:span><text:span text:style-name="Nadpis_20_2_20_Char"><text:span text:style-name="T51">š</text:span></text:span><text:span text:style-name="Nadpis_20_2_20_Char"><text:span text:style-name="T51">u</text:span></text:span><text:span text:style-name="Nadpis_20_2_20_Char"><text:span text:style-name="T51">m</text:span></text:span><text:span text:style-name="Nadpis_20_2_20_Char"><text:span text:style-name="T51">u</text:span></text:span></text:p>
        </text:list-item>
        <text:list-item>
          <text:p text:style-name="P46"><text:span text:style-name="Nadpis_20_2_20_Char"><text:span text:style-name="T51">e</text:span></text:span><text:span text:style-name="Nadpis_20_2_20_Char"><text:span text:style-name="T51">f</text:span></text:span><text:span text:style-name="Nadpis_20_2_20_Char"><text:span text:style-name="T51">e</text:span></text:span><text:span text:style-name="Nadpis_20_2_20_Char"><text:span text:style-name="T51">k</text:span></text:span><text:span text:style-name="Nadpis_20_2_20_Char"><text:span text:style-name="T51">t</text:span></text:span><text:span text:style-name="Nadpis_20_2_20_Char"><text:span text:style-name="T51">y, </text:span></text:span><text:span text:style-name="Nadpis_20_2_20_Char"><text:span text:style-name="T51">m</text:span></text:span><text:span text:style-name="Nadpis_20_2_20_Char"><text:span text:style-name="T51">i</text:span></text:span><text:span text:style-name="Nadpis_20_2_20_Char"><text:span text:style-name="T51">x</text:span></text:span><text:span text:style-name="Nadpis_20_2_20_Char"><text:span text:style-name="T51">o</text:span></text:span><text:span text:style-name="Nadpis_20_2_20_Char"><text:span text:style-name="T51">v</text:span></text:span><text:span text:style-name="Nadpis_20_2_20_Char"><text:span text:style-name="T51">á</text:span></text:span><text:span text:style-name="Nadpis_20_2_20_Char"><text:span text:style-name="T51">n</text:span></text:span><text:span text:style-name="Nadpis_20_2_20_Char"><text:span text:style-name="T51">í </text:span></text:span><text:span text:style-name="Nadpis_20_2_20_Char"><text:span text:style-name="T51">a </text:span></text:span><text:span text:style-name="Nadpis_20_2_20_Char"><text:span text:style-name="T51">m</text:span></text:span><text:span text:style-name="Nadpis_20_2_20_Char"><text:span text:style-name="T51">a</text:span></text:span><text:span text:style-name="Nadpis_20_2_20_Char"><text:span text:style-name="T51">s</text:span></text:span><text:span text:style-name="Nadpis_20_2_20_Char"><text:span text:style-name="T51">t</text:span></text:span><text:span text:style-name="Nadpis_20_2_20_Char"><text:span text:style-name="T51">e</text:span></text:span><text:span text:style-name="Nadpis_20_2_20_Char"><text:span text:style-name="T51">r</text:span></text:span><text:span text:style-name="Nadpis_20_2_20_Char"><text:span text:style-name="T51">i</text:span></text:span><text:span text:style-name="Nadpis_20_2_20_Char"><text:span text:style-name="T51">n</text:span></text:span><text:span text:style-name="Nadpis_20_2_20_Char"><text:span text:style-name="T51">g</text:span></text:span></text:p>
        </text:list-item>
      </text:list>
      <text:p text:style-name="P5"><text:span text:style-name="T54"> </text:span><text:span text:style-name="Nadpis_20_2_20_Char"><text:span text:style-name="T55">Zvukové záznamy na internetu:</text:span></text:span></text:p>
      <text:list text:style-name="L5">
        <text:list-item>
          <text:p text:style-name="P47"><text:span text:style-name="Nadpis_20_2_20_Char"><text:span text:style-name="T56">podcasty a audioknihy</text:span></text:span></text:p>
        </text:list-item>
        <text:list-item>
          <text:p text:style-name="P47"><text:span text:style-name="Nadpis_20_2_20_Char"><text:span text:style-name="T56">hudební streamovací služby</text:span></text:span></text:p>
        </text:list-item>
      </text:list>
      <text:p text:style-name="P48"><text:span text:style-name="Nadpis_20_2_20_Char"><text:span text:style-name="T57">Licence a autorská</text:span></text:span><text:span text:style-name="Nadpis_20_2_20_Char"><text:span text:style-name="T58"> práva umožňují sdílení a využití díla s určitými podmínkami</text:span></text:span><text:span text:style-name="Nadpis_20_2_20_Char"><text:span text:style-name="T58">.</text:span></text:span></text:p>
      <text:p text:style-name="P49"/>
      <text:p text:style-name="P45" loext:marker-style-name="T38"><text:span text:style-name="Nadpis_20_2_20_Char"><text:span text:style-name="T38">8.5. Rozpoznávání a syntéza řeči</text:span></text:span><text:span text:style-name="Nadpis_20_2_20_Char"><text:span text:style-name="T38"> </text:span></text:span><text:bookmark text:name="yui_3_18_1_1_1776872475352_20"/><text:span text:style-name="Nadpis_20_2_20_Char"><text:span text:style-name="T38">využití umělé inteligence při práci se zvukem </text:span></text:span></text:p>
      <text:h text:style-name="P50" text:outline-level="3" loext:marker-style-name="T40"><text:span text:style-name="Nadpis_20_2_20_Char"><text:span text:style-name="T41">vysvětlení</text:span></text:span></text:h>
      <text:p text:style-name="P5" loext:marker-style-name="T11"><text:span text:style-name="T24">Syntéza řeči</text:span><text:span text:style-name="T11"> je </text:span><text:span text:style-name="T12">převod textu do řeči</text:span><text:span text:style-name="T23"> </text:span><text:span text:style-name="T11">(</text:span><text:span text:style-name="T12">TTS</text:span><text:span text:style-name="T11">) </text:span><text:span text:style-name="T12">Text</text:span><text:span text:style-name="T23"> </text:span><text:span text:style-name="T12">to</text:span><text:span text:style-name="T23"> </text:span><text:span text:style-name="T12">speech</text:span><text:span text:style-name="T11">. Text se </text:span><text:span text:style-name="T12">analyzuje</text:span><text:span text:style-name="T11">, </text:span><text:span text:style-name="T12">normalizuje</text:span><text:span text:style-name="T23"> </text:span><text:span text:style-name="T11">a </text:span><text:span text:style-name="T12">transformuje</text:span><text:span text:style-name="T23"> </text:span><text:span text:style-name="T11">do výslovnosti.</text:span></text:p>
      <text:p text:style-name="P11" loext:marker-style-name="T9"/>
      <text:p text:style-name="P5" loext:marker-style-name="T9"><text:span text:style-name="T59">Využití:</text:span><text:span text:style-name="T60"> </text:span><text:span text:style-name="T61">Zastávky MHD</text:span><text:span text:style-name="T59">,</text:span><text:span text:style-name="T60"> </text:span><text:span text:style-name="T61">Hlasové upozornění požární</text:span><text:span text:style-name="T59">,</text:span><text:span text:style-name="T60"> </text:span><text:span text:style-name="T61">informační systémy</text:span><text:span text:style-name="T59">,</text:span><text:span text:style-name="T60"> </text:span><text:span text:style-name="T61">čtení pro nevidomé </text:span></text:p>
      <text:p text:style-name="P5" loext:marker-style-name="T9"><text:span text:style-name="T11"> </text:span><text:span text:style-name="T43"/></text:p>
      <text:p text:style-name="P5" loext:marker-style-name="T11"><text:span text:style-name="T24">Rozpoznávání řeči</text:span><text:span text:style-name="T11"> je </text:span><text:span text:style-name="T12">převod řeči do textu</text:span><text:span text:style-name="T11"> </text:span></text:p>
      <text:p text:style-name="P11" loext:marker-style-name="T9"/>
      <text:p text:style-name="P5" loext:marker-style-name="T11"><text:span text:style-name="T11">Je </text:span><text:span text:style-name="T12">nezávislé</text:span><text:span text:style-name="T23"> </text:span><text:span text:style-name="T12">na</text:span><text:span text:style-name="T23"> </text:span><text:span text:style-name="T12">mluvčím</text:span><text:span text:style-name="T23"> </text:span><text:span text:style-name="T11">= vychází </text:span><text:span text:style-name="T12">z</text:span><text:span text:style-name="T23"> </text:span><text:span text:style-name="T12">nahrávek</text:span><text:span text:style-name="T23"> </text:span><text:span text:style-name="T12">velkého</text:span><text:span text:style-name="T23"> </text:span><text:span text:style-name="T12">množství</text:span><text:span text:style-name="T23"> </text:span><text:span text:style-name="T12">lidí</text:span><text:span text:style-name="T23"> </text:span><text:span text:style-name="T11">a snaží se najít nějaký </text:span><text:span text:style-name="T12">obecný</text:span><text:span text:style-name="T23"> </text:span><text:span text:style-name="T12">model</text:span><text:span text:style-name="T11">. </text:span></text:p>
      <text:p text:style-name="P11" loext:marker-style-name="T9"/>
      <text:p text:style-name="P5" loext:marker-style-name="T9"><text:span text:style-name="T59">Využití:</text:span><text:span text:style-name="T60"> </text:span><text:span text:style-name="T61">Hlasové ovládání PC</text:span><text:span text:style-name="T59">,</text:span><text:span text:style-name="T60"> </text:span><text:span text:style-name="T61">mobilu</text:span><text:span text:style-name="T59">,</text:span><text:span text:style-name="T60"> </text:span><text:span text:style-name="T61">přepis textů </text:span></text:p>
      <text:p text:style-name="P51" loext:marker-style-name="T59"/>
      <text:p text:style-name="P5" loext:marker-style-name="T9"><text:span text:style-name="T59">Aplikace:</text:span><text:span text:style-name="T60"> </text:span><text:span text:style-name="T61">Google assistant</text:span><text:span text:style-name="T59">,</text:span><text:span text:style-name="T60"> </text:span><text:span text:style-name="T61">Apple Siri</text:span><text:span text:style-name="T59">,</text:span><text:span text:style-name="T60"> </text:span><text:span text:style-name="T61">Microsoft Cortana</text:span><text:span text:style-name="T59">,</text:span><text:span text:style-name="T60"> </text:span><text:span text:style-name="T61">Amazon Alexa</text:span><text:span text:style-name="T59">,</text:span><text:span text:style-name="T60"> </text:span><text:span text:style-name="T61">Samsung Bixby  </text:span></text:p>
      <text:p text:style-name="P52" loext:marker-style-name="T9"/>
      <text:p text:style-name="P53"><text:bookmark text:name="yui_3_18_1_1_1776872475352_27"/><text:bookmark text:name="yui_3_18_1_1_1776872475352_26"/><text:span text:style-name="Strong_20_Emphasis">Využití umělé inteligence při práci se zvukem:</text:span></text:p>
      <text:list text:style-name="L6">
        <text:list-item>
          <text:p text:style-name="P54"><text:span text:style-name="Strong_20_Emphasis"><text:span text:style-name="T62">hudební generátory, odstranění šumu, ai hudební nástroje, hlasové klonování</text:span></text:span></text:p>
        </text:list-item>
      </text:list>
      <text:p text:style-name="P52" loext:marker-style-name="T9"/>
      <text:h text:style-name="P55" text:outline-level="2" loext:marker-style-name="T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 fo:font-size="11pt" style:font-size-asian="11pt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 fo:font-size="11pt" style:font-size-asian="11pt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 fo:font-size="11pt" style:font-size-asian="11pt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1pt" style:font-size-asian="11pt"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 fo:font-size="11pt" style:font-size-asian="11pt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2957in" fo:margin-left="0.5909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9</meta:editing-cycles>
    <meta:print-date>2025-03-04T18:10:00</meta:print-date>
    <meta:creation-date>2023-04-06T23:28:00</meta:creation-date>
    <dc:date>2026-04-22T17:48:32.076224663</dc:date>
    <meta:editing-duration>PT50M15S</meta:editing-duration>
    <meta:generator>LibreOffice/26.2.2.2$Linux_X86_64 LibreOffice_project/620$Build-2</meta:generator>
    <meta:document-statistic meta:table-count="0" meta:image-count="0" meta:object-count="0" meta:page-count="3" meta:paragraph-count="90" meta:word-count="814" meta:character-count="5455" meta:non-whitespace-character-count="4738"/>
    <meta:user-defined meta:name="AppVersion">16.0000</meta:user-defined>
    <meta:template xlink:type="simple" xlink:actuate="onRequest" xlink:title="Normal.dotm" xlink:href=""/>
  </office:meta>
</office:document-meta>
</file>